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rsid="0008f676" officeooo:paragraph-rsid="0008f676" style:font-size-asian="12.25pt" style:font-size-complex="14pt"/>
    </style:style>
    <style:style style:name="P2" style:family="paragraph" style:parent-style-name="Standard">
      <style:text-properties fo:font-size="14pt" officeooo:rsid="000ca7df" officeooo:paragraph-rsid="000ca7df" style:font-size-asian="12.25pt" style:font-size-complex="14pt"/>
    </style:style>
    <style:style style:name="P3" style:family="paragraph" style:parent-style-name="Standard">
      <style:text-properties fo:font-size="14pt" officeooo:rsid="000ca7df" officeooo:paragraph-rsid="0011ff80" style:font-size-asian="12.25pt" style:font-size-complex="14pt"/>
    </style:style>
    <style:style style:name="P4" style:family="paragraph" style:parent-style-name="Standard">
      <style:text-properties fo:font-size="14pt" officeooo:rsid="000e6b5e" officeooo:paragraph-rsid="000e6b5e" style:font-size-asian="12.25pt" style:font-size-complex="14pt"/>
    </style:style>
    <style:style style:name="P5" style:family="paragraph" style:parent-style-name="Standard">
      <style:text-properties fo:font-size="14pt" officeooo:rsid="00148636" officeooo:paragraph-rsid="00148636" style:font-size-asian="12.25pt" style:font-size-complex="14pt"/>
    </style:style>
    <style:style style:name="P6" style:family="paragraph" style:parent-style-name="Standard">
      <style:text-properties fo:font-size="14pt" officeooo:rsid="00148bf3" officeooo:paragraph-rsid="00148bf3" style:font-size-asian="12.25pt" style:font-size-complex="14pt"/>
    </style:style>
    <style:style style:name="P7" style:family="paragraph" style:parent-style-name="Standard">
      <style:text-properties fo:font-size="14pt" fo:font-weight="normal" officeooo:rsid="00125996" officeooo:paragraph-rsid="0011ff80" style:font-size-asian="12.25pt" style:font-weight-asian="normal" style:font-size-complex="14pt" style:font-weight-complex="normal"/>
    </style:style>
    <style:style style:name="P8" style:family="paragraph" style:parent-style-name="Standard">
      <style:text-properties fo:font-size="14pt" fo:font-style="normal" officeooo:rsid="00148636" officeooo:paragraph-rsid="00148636" style:font-size-asian="12.25pt" style:font-style-asian="normal" style:font-size-complex="14pt" style:font-style-complex="normal"/>
    </style:style>
    <style:style style:name="P9" style:family="paragraph" style:parent-style-name="Standard">
      <style:text-properties fo:font-size="14pt" fo:font-style="normal" officeooo:rsid="0018cabd" officeooo:paragraph-rsid="0018cabd" style:font-size-asian="12.25pt" style:font-style-asian="normal" style:font-size-complex="14pt" style:font-style-complex="normal"/>
    </style:style>
    <style:style style:name="P10" style:family="paragraph" style:parent-style-name="Standard">
      <style:text-properties fo:font-size="14pt" fo:font-style="normal" officeooo:rsid="0018cabd" officeooo:paragraph-rsid="0017340b" style:font-size-asian="12.25pt" style:font-style-asian="normal" style:font-size-complex="14pt" style:font-style-complex="normal"/>
    </style:style>
    <style:style style:name="P11" style:family="paragraph" style:parent-style-name="Standard">
      <style:text-properties fo:font-size="14pt" fo:font-style="normal" officeooo:rsid="0035fcb6" officeooo:paragraph-rsid="0035fcb6" style:font-size-asian="12.25pt" style:font-style-asian="normal" style:font-size-complex="14pt" style:font-style-complex="normal"/>
    </style:style>
    <style:style style:name="P12" style:family="paragraph" style:parent-style-name="Standard">
      <style:text-properties fo:font-size="14pt" fo:font-style="normal" officeooo:rsid="0035fcb6" officeooo:paragraph-rsid="00a3212e" style:font-size-asian="12.25pt" style:font-style-asian="normal" style:font-size-complex="14pt" style:font-style-complex="normal"/>
    </style:style>
    <style:style style:name="P13" style:family="paragraph" style:parent-style-name="Standard">
      <style:text-properties fo:font-size="14pt" fo:font-style="normal" officeooo:rsid="0044495a" officeooo:paragraph-rsid="0044495a" style:font-size-asian="12.25pt" style:font-style-asian="normal" style:font-size-complex="14pt" style:font-style-complex="normal"/>
    </style:style>
    <style:style style:name="P14" style:family="paragraph" style:parent-style-name="Standard">
      <style:text-properties fo:font-size="14pt" fo:font-style="normal" officeooo:rsid="009bc950" officeooo:paragraph-rsid="009bc950" style:font-size-asian="12.25pt" style:font-style-asian="normal" style:font-size-complex="14pt" style:font-style-complex="normal"/>
    </style:style>
    <style:style style:name="P15" style:family="paragraph" style:parent-style-name="Standard">
      <style:text-properties fo:font-size="14pt" fo:font-style="normal" officeooo:rsid="009da66c" officeooo:paragraph-rsid="009f881e" style:font-size-asian="12.25pt" style:font-style-asian="normal" style:font-size-complex="14pt" style:font-style-complex="normal"/>
    </style:style>
    <style:style style:name="P16" style:family="paragraph" style:parent-style-name="Standard">
      <style:text-properties fo:font-size="14pt" fo:font-style="normal" officeooo:rsid="00a3212e" officeooo:paragraph-rsid="00a3212e" style:font-size-asian="12.25pt" style:font-style-asian="normal" style:font-size-complex="14pt" style:font-style-complex="normal"/>
    </style:style>
    <style:style style:name="P17" style:family="paragraph" style:parent-style-name="Standard">
      <style:text-properties fo:font-size="14pt" fo:font-style="normal" officeooo:rsid="00a3212e" officeooo:paragraph-rsid="00a39f50" style:font-size-asian="12.25pt" style:font-style-asian="normal" style:font-size-complex="14pt" style:font-style-complex="normal"/>
    </style:style>
    <style:style style:name="P18" style:family="paragraph" style:parent-style-name="Standard">
      <style:text-properties fo:font-size="14pt" fo:font-style="normal" officeooo:rsid="00a3212e" officeooo:paragraph-rsid="00a3a19c" style:font-size-asian="12.25pt" style:font-style-asian="normal" style:font-size-complex="14pt" style:font-style-complex="normal"/>
    </style:style>
    <style:style style:name="P19" style:family="paragraph" style:parent-style-name="Standard">
      <style:text-properties fo:font-size="14pt" fo:font-style="normal" officeooo:rsid="00a537c8" officeooo:paragraph-rsid="00a537c8" style:font-size-asian="12.25pt" style:font-style-asian="normal" style:font-size-complex="14pt" style:font-style-complex="normal"/>
    </style:style>
    <style:style style:name="P20" style:family="paragraph" style:parent-style-name="Standard">
      <style:text-properties fo:font-size="14pt" fo:font-style="normal" officeooo:rsid="00a99e95" officeooo:paragraph-rsid="00a99e95" style:font-size-asian="12.25pt" style:font-style-asian="normal" style:font-size-complex="14pt" style:font-style-complex="normal"/>
    </style:style>
    <style:style style:name="P21" style:family="paragraph" style:parent-style-name="Standard">
      <style:text-properties fo:font-size="14pt" fo:font-style="normal" fo:font-weight="normal" officeooo:rsid="0044495a" officeooo:paragraph-rsid="0044495a"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normal" officeooo:rsid="00a3a19c" officeooo:paragraph-rsid="00a3a19c"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font-style="normal" fo:font-weight="normal" officeooo:rsid="00a8da30" officeooo:paragraph-rsid="00a8da30" style:font-size-asian="12.25pt" style:font-style-asian="normal" style:font-weight-asian="normal" style:font-size-complex="14pt" style:font-style-complex="normal" style:font-weight-complex="normal"/>
    </style:style>
    <style:style style:name="P24" style:family="paragraph" style:parent-style-name="Standard">
      <style:text-properties fo:font-size="14pt" fo:font-style="normal" fo:font-weight="normal" officeooo:rsid="00ac068e" officeooo:paragraph-rsid="00ac068e" style:font-size-asian="12.25pt" style:font-style-asian="normal" style:font-weight-asian="normal" style:font-size-complex="14pt" style:font-style-complex="normal" style:font-weight-complex="normal"/>
    </style:style>
    <style:style style:name="P25" style:family="paragraph" style:parent-style-name="Standard">
      <style:text-properties fo:font-size="14pt" fo:font-style="normal" fo:font-weight="normal" officeooo:rsid="0099d496" officeooo:paragraph-rsid="009a1a1a"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solid" style:text-underline-width="auto" style:text-underline-color="font-color" fo:font-weight="bold" officeooo:rsid="0018cabd" officeooo:paragraph-rsid="0018cabd"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style:text-underline-style="solid" style:text-underline-width="auto" style:text-underline-color="font-color" fo:font-weight="bold" officeooo:rsid="0095706e" officeooo:paragraph-rsid="0095706e"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style:text-underline-style="solid" style:text-underline-width="auto" style:text-underline-color="font-color" fo:font-weight="bold" officeooo:rsid="009628a5" officeooo:paragraph-rsid="009628a5"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style:text-underline-style="solid" style:text-underline-width="auto" style:text-underline-color="font-color" fo:font-weight="bold" officeooo:rsid="00982ada" officeooo:paragraph-rsid="00982ada"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a3a19c" officeooo:paragraph-rsid="00a3a19c" style:font-size-asian="12.25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a3a19c" officeooo:paragraph-rsid="00a8da30" style:font-size-asian="12.25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a8da30" officeooo:paragraph-rsid="00a8da30" style:font-size-asian="12.25pt" style:font-style-asian="normal" style:font-weight-asian="bold" style:font-size-complex="14pt" style:font-style-complex="normal" style:font-weight-complex="bold"/>
    </style:style>
    <style:style style:name="P33" style:family="paragraph" style:parent-style-name="Standard">
      <style:text-properties fo:font-size="16pt" officeooo:rsid="0008f676" officeooo:paragraph-rsid="0008f676" style:font-size-asian="16pt" style:font-size-complex="16pt"/>
    </style:style>
    <style:style style:name="P34" style:family="paragraph" style:parent-style-name="Standard">
      <style:paragraph-properties fo:text-align="center" style:justify-single-word="false"/>
      <style:text-properties fo:font-size="20pt" fo:font-weight="bold" officeooo:rsid="0008f676" officeooo:paragraph-rsid="0008f676"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style="normal" fo:font-weight="bold" officeooo:rsid="003dc8c3" officeooo:paragraph-rsid="003dc8c3" style:font-size-asian="20pt" style:font-style-asian="normal" style:font-weight-asian="bold" style:font-size-complex="20pt" style:font-style-complex="normal" style:font-weight-complex="bold"/>
    </style:style>
    <style:style style:name="P36" style:family="paragraph" style:parent-style-name="Standard">
      <style:paragraph-properties fo:text-align="center" style:justify-single-word="false"/>
      <style:text-properties fo:font-size="20pt" fo:font-style="normal" fo:font-weight="bold" officeooo:rsid="00203d22" officeooo:paragraph-rsid="00203d22" style:font-size-asian="20pt" style:font-style-asian="normal" style:font-weight-asian="bold" style:font-size-complex="20pt" style:font-style-complex="normal" style:font-weight-complex="bold"/>
    </style:style>
    <style:style style:name="P37" style:family="paragraph" style:parent-style-name="Standard">
      <style:paragraph-properties fo:text-align="center" style:justify-single-word="false"/>
      <style:text-properties fo:font-size="20pt" fo:font-style="normal" fo:font-weight="bold" officeooo:rsid="0017340b" officeooo:paragraph-rsid="0017340b" style:font-size-asian="20pt" style:font-style-asian="normal" style:font-weight-asian="bold" style:font-size-complex="20pt" style:font-style-complex="normal" style:font-weight-complex="bold"/>
    </style:style>
    <style:style style:name="P38" style:family="paragraph" style:parent-style-name="Standard">
      <style:text-properties fo:font-size="20pt" fo:font-style="normal" fo:font-weight="bold" officeooo:rsid="0099d496" officeooo:paragraph-rsid="0099d496" style:font-size-asian="20pt" style:font-style-asian="normal" style:font-weight-asian="bold" style:font-size-complex="20pt" style:font-style-complex="normal" style:font-weight-complex="bold"/>
    </style:style>
    <style:style style:name="P39" style:family="paragraph" style:parent-style-name="Standard">
      <style:paragraph-properties fo:text-align="center" style:justify-single-word="false"/>
      <style:text-properties fo:font-size="20pt" fo:font-style="normal" fo:font-weight="bold" officeooo:rsid="006b7887" officeooo:paragraph-rsid="006b7887" style:font-size-asian="17.5pt" style:font-style-asian="normal" style:font-weight-asian="bold" style:font-size-complex="20pt" style:font-style-complex="normal" style:font-weight-complex="bold"/>
    </style:style>
    <style:style style:name="P40" style:family="paragraph" style:parent-style-name="Standard">
      <style:paragraph-properties fo:text-align="center" style:justify-single-word="false"/>
      <style:text-properties fo:font-size="20pt" fo:font-style="normal" fo:font-weight="bold" officeooo:rsid="007f6b4d" officeooo:paragraph-rsid="007f6b4d" style:font-size-asian="17.5pt" style:font-style-asian="normal" style:font-weight-asian="bold" style:font-size-complex="20pt" style:font-style-complex="normal" style:font-weight-complex="bold"/>
    </style:style>
    <style:style style:name="P41" style:family="paragraph" style:parent-style-name="Standard">
      <style:paragraph-properties fo:text-align="center" style:justify-single-word="false"/>
      <style:text-properties fo:font-size="20pt" fo:font-style="normal" fo:font-weight="bold" officeooo:rsid="00929145" officeooo:paragraph-rsid="00929145" style:font-size-asian="17.5pt" style:font-style-asian="normal" style:font-weight-asian="bold" style:font-size-complex="20pt" style:font-style-complex="normal" style:font-weight-complex="bold"/>
    </style:style>
    <style:style style:name="P42" style:family="paragraph" style:parent-style-name="Standard">
      <style:text-properties style:font-name="Mongolian Baiti" fo:font-size="12pt" fo:font-style="normal" officeooo:rsid="0035fcb6" officeooo:paragraph-rsid="0035fcb6" style:font-size-asian="12pt" style:font-style-asian="normal" style:font-size-complex="12pt" style:font-style-complex="normal"/>
    </style:style>
    <style:style style:name="P43" style:family="paragraph" style:parent-style-name="Standard">
      <style:text-properties style:font-name="Mongolian Baiti" fo:font-size="12pt" fo:font-style="normal" officeooo:rsid="0035fcb6" officeooo:paragraph-rsid="00a3fdb5" style:font-size-asian="12pt" style:font-style-asian="normal" style:font-size-complex="12pt" style:font-style-complex="normal"/>
    </style:style>
    <style:style style:name="P44" style:family="paragraph" style:parent-style-name="Standard">
      <style:text-properties style:font-name="Mongolian Baiti" fo:font-size="12pt" fo:font-style="normal" officeooo:rsid="0035fcb6" officeooo:paragraph-rsid="00a8da30" style:font-size-asian="12pt" style:font-style-asian="normal" style:font-size-complex="12pt" style:font-style-complex="normal"/>
    </style:style>
    <style:style style:name="P45" style:family="paragraph" style:parent-style-name="Standard">
      <style:text-properties style:font-name="Mongolian Baiti" fo:font-size="12pt" fo:font-style="normal" officeooo:rsid="009bc950" officeooo:paragraph-rsid="009bc950" style:font-size-asian="12pt" style:font-style-asian="normal" style:font-size-complex="12pt" style:font-style-complex="normal"/>
    </style:style>
    <style:style style:name="P46" style:family="paragraph" style:parent-style-name="Standard">
      <style:text-properties style:font-name="Mongolian Baiti" fo:font-size="12pt" fo:font-style="normal" officeooo:rsid="009bc950" officeooo:paragraph-rsid="009bc950" style:font-size-asian="10.5pt" style:font-style-asian="normal" style:font-size-complex="12pt" style:font-style-complex="normal"/>
    </style:style>
    <style:style style:name="P47" style:family="paragraph" style:parent-style-name="Standard">
      <style:text-properties fo:font-size="12pt" fo:font-style="normal" fo:font-weight="bold" officeooo:rsid="001c697a" officeooo:paragraph-rsid="001c697a" style:font-size-asian="12pt" style:font-style-asian="normal" style:font-weight-asian="bold" style:font-size-complex="12pt" style:font-style-complex="normal" style:font-weight-complex="bold"/>
    </style:style>
    <style:style style:name="P48" style:family="paragraph" style:parent-style-name="Standard">
      <style:text-properties fo:font-size="12pt" fo:font-style="normal" fo:font-weight="bold" officeooo:rsid="0044495a" officeooo:paragraph-rsid="0044495a" style:font-size-asian="12pt" style:font-style-asian="normal" style:font-weight-asian="bold" style:font-size-complex="12pt" style:font-style-complex="normal" style:font-weight-complex="bold"/>
    </style:style>
    <style:style style:name="P49" style:family="paragraph" style:parent-style-name="Standard">
      <style:text-properties fo:font-size="12pt" fo:font-style="normal" fo:font-weight="bold" officeooo:rsid="0045d0f9" officeooo:paragraph-rsid="0045d0f9" style:font-size-asian="12pt" style:font-style-asian="normal" style:font-weight-asian="bold" style:font-size-complex="12pt" style:font-style-complex="normal" style:font-weight-complex="bold"/>
    </style:style>
    <style:style style:name="P50" style:family="paragraph" style:parent-style-name="Standard">
      <style:text-properties fo:font-size="12pt" fo:font-style="normal" fo:font-weight="bold" officeooo:rsid="007f6b4d" officeooo:paragraph-rsid="007f6b4d" style:font-size-asian="12pt" style:font-style-asian="normal" style:font-weight-asian="bold" style:font-size-complex="12pt" style:font-style-complex="normal" style:font-weight-complex="bold"/>
    </style:style>
    <style:style style:name="P51" style:family="paragraph" style:parent-style-name="Standard">
      <style:text-properties fo:font-size="12pt" fo:font-style="normal" officeooo:rsid="0018cabd" officeooo:paragraph-rsid="001ca60f" style:font-size-asian="12pt" style:font-style-asian="normal" style:font-size-complex="12pt" style:font-style-complex="normal"/>
    </style:style>
    <style:style style:name="P52" style:family="paragraph" style:parent-style-name="Standard">
      <style:text-properties fo:font-size="12pt" fo:font-style="normal" officeooo:rsid="0018cabd" officeooo:paragraph-rsid="0018cabd" style:font-size-asian="12pt" style:font-style-asian="normal" style:font-size-complex="12pt" style:font-style-complex="normal"/>
    </style:style>
    <style:style style:name="P53" style:family="paragraph" style:parent-style-name="Standard">
      <style:text-properties fo:font-size="12pt" fo:font-style="normal" officeooo:rsid="0018cabd" officeooo:paragraph-rsid="00219ea4" style:font-size-asian="12pt" style:font-style-asian="normal" style:font-size-complex="12pt" style:font-style-complex="normal"/>
    </style:style>
    <style:style style:name="P54" style:family="paragraph" style:parent-style-name="Standard">
      <style:text-properties fo:font-size="12pt" fo:font-style="normal" officeooo:rsid="0018cabd" officeooo:paragraph-rsid="00302577" style:font-size-asian="12pt" style:font-style-asian="normal" style:font-size-complex="12pt" style:font-style-complex="normal"/>
    </style:style>
    <style:style style:name="P55" style:family="paragraph" style:parent-style-name="Standard">
      <style:text-properties fo:font-size="12pt" fo:font-style="normal" officeooo:rsid="0018cabd" officeooo:paragraph-rsid="002c08d5" style:font-size-asian="12pt" style:font-style-asian="normal" style:font-size-complex="12pt" style:font-style-complex="normal"/>
    </style:style>
    <style:style style:name="P56" style:family="paragraph" style:parent-style-name="Standard">
      <style:text-properties fo:font-size="12pt" fo:font-style="normal" officeooo:rsid="0018cabd" officeooo:paragraph-rsid="002dff1c" style:font-size-asian="12pt" style:font-style-asian="normal" style:font-size-complex="12pt" style:font-style-complex="normal"/>
    </style:style>
    <style:style style:name="P57" style:family="paragraph" style:parent-style-name="Standard">
      <style:text-properties fo:font-size="12pt" fo:font-style="normal" officeooo:rsid="0018cabd" officeooo:paragraph-rsid="0038bb60" style:font-size-asian="12pt" style:font-style-asian="normal" style:font-size-complex="12pt" style:font-style-complex="normal"/>
    </style:style>
    <style:style style:name="P58" style:family="paragraph" style:parent-style-name="Standard">
      <style:text-properties fo:font-size="12pt" fo:font-style="normal" officeooo:rsid="0018cabd" officeooo:paragraph-rsid="0045d0f9" style:font-size-asian="12pt" style:font-style-asian="normal" style:font-size-complex="12pt" style:font-style-complex="normal"/>
    </style:style>
    <style:style style:name="P59" style:family="paragraph" style:parent-style-name="Standard">
      <style:text-properties fo:font-size="12pt" fo:font-style="normal" officeooo:rsid="0018cabd" officeooo:paragraph-rsid="003c518d" style:font-size-asian="12pt" style:font-style-asian="normal" style:font-size-complex="12pt" style:font-style-complex="normal"/>
    </style:style>
    <style:style style:name="P60" style:family="paragraph" style:parent-style-name="Standard">
      <style:text-properties fo:font-size="12pt" fo:font-style="normal" officeooo:rsid="0018cabd" officeooo:paragraph-rsid="0042d59a" style:font-size-asian="12pt" style:font-style-asian="normal" style:font-size-complex="12pt" style:font-style-complex="normal"/>
    </style:style>
    <style:style style:name="P61" style:family="paragraph" style:parent-style-name="Standard">
      <style:text-properties fo:font-size="12pt" fo:font-style="normal" officeooo:rsid="0018cabd" officeooo:paragraph-rsid="004bc1f3" style:font-size-asian="12pt" style:font-style-asian="normal" style:font-size-complex="12pt" style:font-style-complex="normal"/>
    </style:style>
    <style:style style:name="P62" style:family="paragraph" style:parent-style-name="Standard">
      <style:text-properties fo:font-size="12pt" fo:font-style="normal" officeooo:rsid="0018cabd" officeooo:paragraph-rsid="004d9e9d" style:font-size-asian="12pt" style:font-style-asian="normal" style:font-size-complex="12pt" style:font-style-complex="normal"/>
    </style:style>
    <style:style style:name="P63" style:family="paragraph" style:parent-style-name="Standard">
      <style:text-properties fo:font-size="12pt" fo:font-style="normal" officeooo:rsid="0018cabd" officeooo:paragraph-rsid="004f37ae" style:font-size-asian="12pt" style:font-style-asian="normal" style:font-size-complex="12pt" style:font-style-complex="normal"/>
    </style:style>
    <style:style style:name="P64" style:family="paragraph" style:parent-style-name="Standard">
      <style:text-properties fo:font-size="12pt" fo:font-style="normal" officeooo:rsid="0018cabd" officeooo:paragraph-rsid="00544b2b" style:font-size-asian="12pt" style:font-style-asian="normal" style:font-size-complex="12pt" style:font-style-complex="normal"/>
    </style:style>
    <style:style style:name="P65" style:family="paragraph" style:parent-style-name="Standard">
      <style:text-properties fo:font-size="12pt" fo:font-style="normal" officeooo:rsid="0018cabd" officeooo:paragraph-rsid="0058c180" style:font-size-asian="12pt" style:font-style-asian="normal" style:font-size-complex="12pt" style:font-style-complex="normal"/>
    </style:style>
    <style:style style:name="P66" style:family="paragraph" style:parent-style-name="Standard">
      <style:text-properties fo:font-size="12pt" fo:font-style="normal" officeooo:rsid="0018cabd" officeooo:paragraph-rsid="005ba7fe" style:font-size-asian="12pt" style:font-style-asian="normal" style:font-size-complex="12pt" style:font-style-complex="normal"/>
    </style:style>
    <style:style style:name="P67" style:family="paragraph" style:parent-style-name="Standard">
      <style:text-properties fo:font-size="12pt" fo:font-style="normal" officeooo:rsid="0018cabd" officeooo:paragraph-rsid="005be83a" style:font-size-asian="12pt" style:font-style-asian="normal" style:font-size-complex="12pt" style:font-style-complex="normal"/>
    </style:style>
    <style:style style:name="P68" style:family="paragraph" style:parent-style-name="Standard">
      <style:text-properties fo:font-size="12pt" fo:font-style="normal" officeooo:rsid="0018cabd" officeooo:paragraph-rsid="005e33c7" style:font-size-asian="12pt" style:font-style-asian="normal" style:font-size-complex="12pt" style:font-style-complex="normal"/>
    </style:style>
    <style:style style:name="P69" style:family="paragraph" style:parent-style-name="Standard">
      <style:text-properties fo:font-size="12pt" fo:font-style="normal" officeooo:rsid="0018cabd" officeooo:paragraph-rsid="005e5f20" style:font-size-asian="12pt" style:font-style-asian="normal" style:font-size-complex="12pt" style:font-style-complex="normal"/>
    </style:style>
    <style:style style:name="P70" style:family="paragraph" style:parent-style-name="Standard">
      <style:text-properties fo:font-size="12pt" fo:font-style="normal" officeooo:rsid="0018cabd" officeooo:paragraph-rsid="00610b08" style:font-size-asian="12pt" style:font-style-asian="normal" style:font-size-complex="12pt" style:font-style-complex="normal"/>
    </style:style>
    <style:style style:name="P71" style:family="paragraph" style:parent-style-name="Standard">
      <style:text-properties fo:font-size="12pt" fo:font-style="normal" officeooo:rsid="0018cabd" officeooo:paragraph-rsid="0065fd61" style:font-size-asian="12pt" style:font-style-asian="normal" style:font-size-complex="12pt" style:font-style-complex="normal"/>
    </style:style>
    <style:style style:name="P72" style:family="paragraph" style:parent-style-name="Standard">
      <style:text-properties fo:font-size="12pt" fo:font-style="normal" officeooo:rsid="0018cabd" officeooo:paragraph-rsid="0066d751" style:font-size-asian="12pt" style:font-style-asian="normal" style:font-size-complex="12pt" style:font-style-complex="normal"/>
    </style:style>
    <style:style style:name="P73" style:family="paragraph" style:parent-style-name="Standard">
      <style:text-properties fo:font-size="12pt" fo:font-style="normal" officeooo:rsid="0018cabd" officeooo:paragraph-rsid="00694e0d" style:font-size-asian="12pt" style:font-style-asian="normal" style:font-size-complex="12pt" style:font-style-complex="normal"/>
    </style:style>
    <style:style style:name="P74" style:family="paragraph" style:parent-style-name="Standard">
      <style:text-properties fo:font-size="12pt" fo:font-style="normal" officeooo:rsid="0018cabd" officeooo:paragraph-rsid="006b2d35" style:font-size-asian="12pt" style:font-style-asian="normal" style:font-size-complex="12pt" style:font-style-complex="normal"/>
    </style:style>
    <style:style style:name="P75" style:family="paragraph" style:parent-style-name="Standard">
      <style:text-properties fo:font-size="12pt" fo:font-style="normal" officeooo:rsid="0018cabd" officeooo:paragraph-rsid="00715aa3" style:font-size-asian="12pt" style:font-style-asian="normal" style:font-size-complex="12pt" style:font-style-complex="normal"/>
    </style:style>
    <style:style style:name="P76" style:family="paragraph" style:parent-style-name="Standard">
      <style:text-properties fo:font-size="12pt" fo:font-style="normal" officeooo:rsid="0018cabd" officeooo:paragraph-rsid="00743b04" style:font-size-asian="12pt" style:font-style-asian="normal" style:font-size-complex="12pt" style:font-style-complex="normal"/>
    </style:style>
    <style:style style:name="P77" style:family="paragraph" style:parent-style-name="Standard">
      <style:text-properties fo:font-size="12pt" fo:font-style="normal" officeooo:rsid="0018cabd" officeooo:paragraph-rsid="007d837e" style:font-size-asian="12pt" style:font-style-asian="normal" style:font-size-complex="12pt" style:font-style-complex="normal"/>
    </style:style>
    <style:style style:name="P78" style:family="paragraph" style:parent-style-name="Standard">
      <style:text-properties fo:font-size="12pt" fo:font-style="normal" officeooo:rsid="0018cabd" officeooo:paragraph-rsid="0087d6db" style:font-size-asian="12pt" style:font-style-asian="normal" style:font-size-complex="12pt" style:font-style-complex="normal"/>
    </style:style>
    <style:style style:name="P79" style:family="paragraph" style:parent-style-name="Standard">
      <style:text-properties fo:font-size="12pt" fo:font-style="normal" officeooo:rsid="0018cabd" officeooo:paragraph-rsid="008b0c33" style:font-size-asian="12pt" style:font-style-asian="normal" style:font-size-complex="12pt" style:font-style-complex="normal"/>
    </style:style>
    <style:style style:name="P80" style:family="paragraph" style:parent-style-name="Standard">
      <style:text-properties fo:font-size="12pt" fo:font-style="normal" officeooo:rsid="0018cabd" officeooo:paragraph-rsid="008b7679" style:font-size-asian="12pt" style:font-style-asian="normal" style:font-size-complex="12pt" style:font-style-complex="normal"/>
    </style:style>
    <style:style style:name="P81" style:family="paragraph" style:parent-style-name="Standard">
      <style:text-properties fo:font-size="12pt" fo:font-style="normal" officeooo:rsid="0018cabd" officeooo:paragraph-rsid="0095706e" style:font-size-asian="12pt" style:font-style-asian="normal" style:font-size-complex="12pt" style:font-style-complex="normal"/>
    </style:style>
    <style:style style:name="P82" style:family="paragraph" style:parent-style-name="Standard">
      <style:text-properties fo:font-size="12pt" fo:font-style="normal" officeooo:rsid="0018cabd" officeooo:paragraph-rsid="0095ee73" style:font-size-asian="12pt" style:font-style-asian="normal" style:font-size-complex="12pt" style:font-style-complex="normal"/>
    </style:style>
    <style:style style:name="P83" style:family="paragraph" style:parent-style-name="Standard">
      <style:text-properties fo:font-size="12pt" fo:font-style="normal" officeooo:rsid="00219ea4" officeooo:paragraph-rsid="00219ea4" style:font-size-asian="12pt" style:font-style-asian="normal" style:font-size-complex="12pt" style:font-style-complex="normal"/>
    </style:style>
    <style:style style:name="P84" style:family="paragraph" style:parent-style-name="Standard">
      <style:text-properties fo:font-size="12pt" fo:font-style="normal" officeooo:rsid="003b8a2f" officeooo:paragraph-rsid="0045d0f9" style:font-size-asian="12pt" style:font-style-asian="normal" style:font-size-complex="12pt" style:font-style-complex="normal"/>
    </style:style>
    <style:style style:name="P85" style:family="paragraph" style:parent-style-name="Standard">
      <style:text-properties fo:font-size="12pt" fo:font-style="normal" officeooo:rsid="003c518d" officeooo:paragraph-rsid="003c518d" style:font-size-asian="12pt" style:font-style-asian="normal" style:font-size-complex="12pt" style:font-style-complex="normal"/>
    </style:style>
    <style:style style:name="P86" style:family="paragraph" style:parent-style-name="Standard">
      <style:text-properties fo:font-size="12pt" fo:font-style="normal" officeooo:rsid="004bc1f3" officeooo:paragraph-rsid="004bc1f3" style:font-size-asian="12pt" style:font-style-asian="normal" style:font-size-complex="12pt" style:font-style-complex="normal"/>
    </style:style>
    <style:style style:name="P87" style:family="paragraph" style:parent-style-name="Standard">
      <style:text-properties fo:font-size="12pt" fo:font-style="normal" officeooo:rsid="004d9e9d" officeooo:paragraph-rsid="004d9e9d" style:font-size-asian="12pt" style:font-style-asian="normal" style:font-size-complex="12pt" style:font-style-complex="normal"/>
    </style:style>
    <style:style style:name="P88" style:family="paragraph" style:parent-style-name="Standard">
      <style:text-properties fo:font-size="12pt" fo:font-style="normal" officeooo:rsid="004f37ae" officeooo:paragraph-rsid="004f37ae" style:font-size-asian="12pt" style:font-style-asian="normal" style:font-size-complex="12pt" style:font-style-complex="normal"/>
    </style:style>
    <style:style style:name="P89" style:family="paragraph" style:parent-style-name="Standard">
      <style:text-properties fo:font-size="12pt" fo:font-style="normal" officeooo:rsid="005ba7fe" officeooo:paragraph-rsid="005ba7fe" style:font-size-asian="12pt" style:font-style-asian="normal" style:font-size-complex="12pt" style:font-style-complex="normal"/>
    </style:style>
    <style:style style:name="P90" style:family="paragraph" style:parent-style-name="Standard">
      <style:text-properties fo:font-size="12pt" fo:font-style="normal" officeooo:rsid="005be83a" officeooo:paragraph-rsid="005be83a" style:font-size-asian="12pt" style:font-style-asian="normal" style:font-size-complex="12pt" style:font-style-complex="normal"/>
    </style:style>
    <style:style style:name="P91" style:family="paragraph" style:parent-style-name="Standard">
      <style:text-properties fo:font-size="12pt" fo:font-style="normal" officeooo:rsid="005e33c7" officeooo:paragraph-rsid="005e33c7" style:font-size-asian="12pt" style:font-style-asian="normal" style:font-size-complex="12pt" style:font-style-complex="normal"/>
    </style:style>
    <style:style style:name="P92" style:family="paragraph" style:parent-style-name="Standard">
      <style:text-properties fo:font-size="12pt" fo:font-style="normal" officeooo:rsid="005e5f20" officeooo:paragraph-rsid="0065fd61" style:font-size-asian="12pt" style:font-style-asian="normal" style:font-size-complex="12pt" style:font-style-complex="normal"/>
    </style:style>
    <style:style style:name="P93" style:family="paragraph" style:parent-style-name="Standard">
      <style:text-properties fo:font-size="12pt" fo:font-style="normal" officeooo:rsid="007f6b4d" officeooo:paragraph-rsid="00806e77" style:font-size-asian="12pt" style:font-style-asian="normal" style:font-size-complex="12pt" style:font-style-complex="normal"/>
    </style:style>
    <style:style style:name="P94" style:family="paragraph" style:parent-style-name="Standard">
      <style:text-properties fo:font-size="12pt" fo:font-style="normal" officeooo:rsid="0095706e" officeooo:paragraph-rsid="0095706e" style:font-size-asian="12pt" style:font-style-asian="normal" style:font-size-complex="12pt" style:font-style-complex="normal"/>
    </style:style>
    <style:style style:name="P95" style:family="paragraph" style:parent-style-name="Standard">
      <style:text-properties fo:font-size="12pt" fo:font-style="normal" officeooo:rsid="0095706e" officeooo:paragraph-rsid="0095ee73" style:font-size-asian="12pt" style:font-style-asian="normal" style:font-size-complex="12pt" style:font-style-complex="normal"/>
    </style:style>
    <style:style style:name="P96" style:family="paragraph" style:parent-style-name="Standard">
      <style:text-properties fo:font-size="12pt" fo:font-style="normal" officeooo:rsid="001c697a" officeooo:paragraph-rsid="0087d6db" style:font-size-asian="12pt" style:font-style-asian="normal" style:font-size-complex="12pt" style:font-style-complex="normal"/>
    </style:style>
    <style:style style:name="P97" style:family="paragraph" style:parent-style-name="Standard">
      <style:text-properties fo:font-size="12pt" fo:font-style="normal" officeooo:rsid="00610b08" officeooo:paragraph-rsid="00610b08" style:font-size-asian="12pt" style:font-style-asian="normal" style:font-size-complex="12pt" style:font-style-complex="normal"/>
    </style:style>
    <style:style style:name="P98" style:family="paragraph" style:parent-style-name="Standard">
      <style:text-properties fo:font-size="12pt" fo:font-style="normal" officeooo:rsid="0066d751" officeooo:paragraph-rsid="0066d751" style:font-size-asian="12pt" style:font-style-asian="normal" style:font-size-complex="12pt" style:font-style-complex="normal"/>
    </style:style>
    <style:style style:name="P99" style:family="paragraph" style:parent-style-name="Standard">
      <style:text-properties fo:font-size="12pt" fo:font-style="normal" officeooo:rsid="00694e0d" officeooo:paragraph-rsid="00694e0d" style:font-size-asian="12pt" style:font-style-asian="normal" style:font-size-complex="12pt" style:font-style-complex="normal"/>
    </style:style>
    <style:style style:name="P100" style:family="paragraph" style:parent-style-name="Standard">
      <style:text-properties fo:font-size="12pt" fo:font-style="normal" officeooo:rsid="006b2d35" officeooo:paragraph-rsid="006b2d35" style:font-size-asian="12pt" style:font-style-asian="normal" style:font-size-complex="12pt" style:font-style-complex="normal"/>
    </style:style>
    <style:style style:name="P101" style:family="paragraph" style:parent-style-name="Standard">
      <style:text-properties fo:font-size="12pt" fo:font-style="normal" officeooo:rsid="00715aa3" officeooo:paragraph-rsid="00715aa3" style:font-size-asian="12pt" style:font-style-asian="normal" style:font-size-complex="12pt" style:font-style-complex="normal"/>
    </style:style>
    <style:style style:name="P102" style:family="paragraph" style:parent-style-name="Standard">
      <style:text-properties fo:font-size="12pt" fo:font-style="normal" fo:font-weight="normal" officeooo:rsid="0044495a" officeooo:paragraph-rsid="0018cabd"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style:text-underline-style="none" fo:font-weight="normal" officeooo:rsid="0097ca98" officeooo:paragraph-rsid="009628a5" style:font-size-asian="10.5pt" style:font-style-asian="normal" style:font-weight-asian="normal" style:font-size-complex="12pt" style:font-style-complex="normal" style:font-weight-complex="normal"/>
    </style:style>
    <style:style style:name="P104" style:family="paragraph" style:parent-style-name="Standard">
      <style:text-properties fo:font-size="14pt" fo:font-style="normal" officeooo:rsid="009da66c" officeooo:paragraph-rsid="0018cabd" style:font-size-asian="12.25pt" style:font-style-asian="normal" style:font-size-complex="14pt" style:font-style-complex="normal"/>
    </style:style>
    <style:style style:name="T1" style:family="text">
      <style:text-properties officeooo:rsid="00098236"/>
    </style:style>
    <style:style style:name="T2" style:family="text">
      <style:text-properties officeooo:rsid="000e6b5e"/>
    </style:style>
    <style:style style:name="T3" style:family="text">
      <style:text-properties fo:font-style="italic" style:font-style-asian="italic" style:font-style-complex="italic"/>
    </style:style>
    <style:style style:name="T4" style:family="text">
      <style:text-properties fo:font-style="italic" officeooo:rsid="001c697a" style:font-style-asian="italic" style:font-style-complex="italic"/>
    </style:style>
    <style:style style:name="T5" style:family="text">
      <style:text-properties fo:font-style="italic" officeooo:rsid="001cabae" style:font-style-asian="italic" style:font-style-complex="italic"/>
    </style:style>
    <style:style style:name="T6" style:family="text">
      <style:text-properties fo:font-style="italic" officeooo:rsid="009a1a1a" style:font-style-asian="italic" style:font-style-complex="italic"/>
    </style:style>
    <style:style style:name="T7" style:family="text">
      <style:text-properties fo:font-style="italic" officeooo:rsid="00a8da30"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e6b5e" style:font-style-asian="normal" style:font-style-complex="normal"/>
    </style:style>
    <style:style style:name="T10" style:family="text">
      <style:text-properties officeooo:rsid="0011ff80"/>
    </style:style>
    <style:style style:name="T11" style:family="text">
      <style:text-properties officeooo:rsid="00125996"/>
    </style:style>
    <style:style style:name="T12" style:family="text">
      <style:text-properties fo:font-weight="bold" style:font-weight-asian="bold" style:font-weight-complex="bold"/>
    </style:style>
    <style:style style:name="T13" style:family="text">
      <style:text-properties fo:font-weight="bold" officeooo:rsid="00125996" style:font-weight-asian="bold" style:font-weight-complex="bold"/>
    </style:style>
    <style:style style:name="T14" style:family="text">
      <style:text-properties fo:font-weight="bold" officeooo:rsid="001c697a" style:font-weight-asian="bold" style:font-weight-complex="bold"/>
    </style:style>
    <style:style style:name="T15" style:family="text">
      <style:text-properties fo:font-weight="bold" officeooo:rsid="0026aebb" style:font-weight-asian="bold" style:font-weight-complex="bold"/>
    </style:style>
    <style:style style:name="T16" style:family="text">
      <style:text-properties fo:font-weight="bold" officeooo:rsid="002c08d5" style:font-weight-asian="bold" style:font-weight-complex="bold"/>
    </style:style>
    <style:style style:name="T17" style:family="text">
      <style:text-properties fo:font-weight="bold" officeooo:rsid="003c518d" style:font-weight-asian="bold" style:font-weight-complex="bold"/>
    </style:style>
    <style:style style:name="T18" style:family="text">
      <style:text-properties fo:font-weight="bold" officeooo:rsid="0042d59a" style:font-weight-asian="bold" style:font-weight-complex="bold"/>
    </style:style>
    <style:style style:name="T19" style:family="text">
      <style:text-properties fo:font-weight="bold" officeooo:rsid="0044495a" style:font-weight-asian="bold" style:font-weight-complex="bold"/>
    </style:style>
    <style:style style:name="T20" style:family="text">
      <style:text-properties fo:font-weight="bold" officeooo:rsid="007d4e43" style:font-weight-asian="bold" style:font-weight-complex="bold"/>
    </style:style>
    <style:style style:name="T21" style:family="text">
      <style:text-properties fo:font-weight="bold" officeooo:rsid="007d837e" style:font-weight-asian="bold" style:font-weight-complex="bold"/>
    </style:style>
    <style:style style:name="T22" style:family="text">
      <style:text-properties fo:font-weight="bold" officeooo:rsid="00219ea4" style:font-weight-asian="bold" style:font-weight-complex="bold"/>
    </style:style>
    <style:style style:name="T23" style:family="text">
      <style:text-properties fo:font-weight="bold" officeooo:rsid="009da66c" style:font-weight-asian="bold" style:font-weight-complex="bold"/>
    </style:style>
    <style:style style:name="T24" style:family="text">
      <style:text-properties fo:font-weight="bold" officeooo:rsid="009f881e"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25996" style:font-weight-asian="normal" style:font-weight-complex="normal"/>
    </style:style>
    <style:style style:name="T27" style:family="text">
      <style:text-properties fo:font-weight="normal" officeooo:rsid="001687e3" style:font-weight-asian="normal" style:font-weight-complex="normal"/>
    </style:style>
    <style:style style:name="T28" style:family="text">
      <style:text-properties fo:font-weight="normal" officeooo:rsid="001c697a" style:font-weight-asian="normal" style:font-weight-complex="normal"/>
    </style:style>
    <style:style style:name="T29" style:family="text">
      <style:text-properties fo:font-weight="normal" officeooo:rsid="0024a256" style:font-weight-asian="normal" style:font-weight-complex="normal"/>
    </style:style>
    <style:style style:name="T30" style:family="text">
      <style:text-properties fo:font-weight="normal" officeooo:rsid="002c08d5" style:font-weight-asian="normal" style:font-weight-complex="normal"/>
    </style:style>
    <style:style style:name="T31" style:family="text">
      <style:text-properties fo:font-weight="normal" officeooo:rsid="0042d59a" style:font-weight-asian="normal" style:font-weight-complex="normal"/>
    </style:style>
    <style:style style:name="T32" style:family="text">
      <style:text-properties officeooo:rsid="00148636"/>
    </style:style>
    <style:style style:name="T33" style:family="text">
      <style:text-properties officeooo:rsid="001687e3"/>
    </style:style>
    <style:style style:name="T34" style:family="text">
      <style:text-properties officeooo:rsid="001c697a"/>
    </style:style>
    <style:style style:name="T35" style:family="text">
      <style:text-properties officeooo:rsid="001ca60f"/>
    </style:style>
    <style:style style:name="T36" style:family="text">
      <style:text-properties officeooo:rsid="001cabae"/>
    </style:style>
    <style:style style:name="T37" style:family="text">
      <style:text-properties officeooo:rsid="001e6cb9"/>
    </style:style>
    <style:style style:name="T38" style:family="text">
      <style:text-properties officeooo:rsid="00219ea4"/>
    </style:style>
    <style:style style:name="T39" style:family="text">
      <style:text-properties officeooo:rsid="0024a256"/>
    </style:style>
    <style:style style:name="T40" style:family="text">
      <style:text-properties officeooo:rsid="0026aebb"/>
    </style:style>
    <style:style style:name="T41" style:family="text">
      <style:text-properties officeooo:rsid="002c08d5"/>
    </style:style>
    <style:style style:name="T42" style:family="text">
      <style:text-properties officeooo:rsid="002f2893"/>
    </style:style>
    <style:style style:name="T43" style:family="text">
      <style:text-properties officeooo:rsid="00302577"/>
    </style:style>
    <style:style style:name="T44" style:family="text">
      <style:text-properties officeooo:rsid="00336241"/>
    </style:style>
    <style:style style:name="T45" style:family="text">
      <style:text-properties officeooo:rsid="0033b268"/>
    </style:style>
    <style:style style:name="T46" style:family="text">
      <style:text-properties officeooo:rsid="003416d6"/>
    </style:style>
    <style:style style:name="T47" style:family="text">
      <style:text-properties officeooo:rsid="003a214d"/>
    </style:style>
    <style:style style:name="T48" style:family="text">
      <style:text-properties officeooo:rsid="003b8a2f"/>
    </style:style>
    <style:style style:name="T49" style:family="text">
      <style:text-properties officeooo:rsid="003c518d"/>
    </style:style>
    <style:style style:name="T50" style:family="text">
      <style:text-properties officeooo:rsid="00413948"/>
    </style:style>
    <style:style style:name="T51" style:family="text">
      <style:text-properties officeooo:rsid="0042d59a"/>
    </style:style>
    <style:style style:name="T52" style:family="text">
      <style:text-properties officeooo:rsid="0044495a"/>
    </style:style>
    <style:style style:name="T53" style:family="text">
      <style:text-properties officeooo:rsid="00450356"/>
    </style:style>
    <style:style style:name="T54" style:family="text">
      <style:text-properties officeooo:rsid="0045d0f9"/>
    </style:style>
    <style:style style:name="T55" style:family="text">
      <style:text-properties officeooo:rsid="004654e8"/>
    </style:style>
    <style:style style:name="T56" style:family="text">
      <style:text-properties officeooo:rsid="0049db02"/>
    </style:style>
    <style:style style:name="T57" style:family="text">
      <style:text-properties officeooo:rsid="004bc1f3"/>
    </style:style>
    <style:style style:name="T58" style:family="text">
      <style:text-properties officeooo:rsid="004d9e9d"/>
    </style:style>
    <style:style style:name="T59" style:family="text">
      <style:text-properties officeooo:rsid="004dbd4d"/>
    </style:style>
    <style:style style:name="T60" style:family="text">
      <style:text-properties officeooo:rsid="004f37ae"/>
    </style:style>
    <style:style style:name="T61" style:family="text">
      <style:text-properties officeooo:rsid="00508beb"/>
    </style:style>
    <style:style style:name="T62" style:family="text">
      <style:text-properties officeooo:rsid="0050f31e"/>
    </style:style>
    <style:style style:name="T63" style:family="text">
      <style:text-properties officeooo:rsid="00537dd6"/>
    </style:style>
    <style:style style:name="T64" style:family="text">
      <style:text-properties officeooo:rsid="00544b2b"/>
    </style:style>
    <style:style style:name="T65" style:family="text">
      <style:text-properties officeooo:rsid="00546a5c"/>
    </style:style>
    <style:style style:name="T66" style:family="text">
      <style:text-properties officeooo:rsid="0058c180"/>
    </style:style>
    <style:style style:name="T67" style:family="text">
      <style:text-properties officeooo:rsid="0058d37b"/>
    </style:style>
    <style:style style:name="T68" style:family="text">
      <style:text-properties officeooo:rsid="0059ace0"/>
    </style:style>
    <style:style style:name="T69" style:family="text">
      <style:text-properties officeooo:rsid="005ba7fe"/>
    </style:style>
    <style:style style:name="T70" style:family="text">
      <style:text-properties officeooo:rsid="005be83a"/>
    </style:style>
    <style:style style:name="T71" style:family="text">
      <style:text-properties officeooo:rsid="005e33c7"/>
    </style:style>
    <style:style style:name="T72" style:family="text">
      <style:text-properties officeooo:rsid="005e5f20"/>
    </style:style>
    <style:style style:name="T73" style:family="text">
      <style:text-properties officeooo:rsid="005eb38e"/>
    </style:style>
    <style:style style:name="T74" style:family="text">
      <style:text-properties officeooo:rsid="00610b08"/>
    </style:style>
    <style:style style:name="T75" style:family="text">
      <style:text-properties officeooo:rsid="0063766d"/>
    </style:style>
    <style:style style:name="T76" style:family="text">
      <style:text-properties officeooo:rsid="0064ca4f"/>
    </style:style>
    <style:style style:name="T77" style:family="text">
      <style:text-properties officeooo:rsid="0065fd61"/>
    </style:style>
    <style:style style:name="T78" style:family="text">
      <style:text-properties officeooo:rsid="0066d751"/>
    </style:style>
    <style:style style:name="T79" style:family="text">
      <style:text-properties officeooo:rsid="0067e4d1"/>
    </style:style>
    <style:style style:name="T80" style:family="text">
      <style:text-properties officeooo:rsid="00694e0d"/>
    </style:style>
    <style:style style:name="T81" style:family="text">
      <style:text-properties officeooo:rsid="006b2d35"/>
    </style:style>
    <style:style style:name="T82" style:family="text">
      <style:text-properties officeooo:rsid="006b535a"/>
    </style:style>
    <style:style style:name="T83" style:family="text">
      <style:text-properties officeooo:rsid="006b7887"/>
    </style:style>
    <style:style style:name="T84" style:family="text">
      <style:text-properties officeooo:rsid="006cd351"/>
    </style:style>
    <style:style style:name="T85" style:family="text">
      <style:text-properties officeooo:rsid="006e008e"/>
    </style:style>
    <style:style style:name="T86" style:family="text">
      <style:text-properties officeooo:rsid="006f83b2"/>
    </style:style>
    <style:style style:name="T87" style:family="text">
      <style:text-properties fo:font-size="12pt" style:text-underline-style="none" fo:font-weight="normal" style:font-size-asian="10.5pt" style:font-weight-asian="normal" style:font-size-complex="12pt" style:font-weight-complex="normal"/>
    </style:style>
    <style:style style:name="T88" style:family="text">
      <style:text-properties fo:font-size="12pt" style:text-underline-style="none" fo:font-weight="normal" officeooo:rsid="0097ca98" style:font-size-asian="10.5pt" style:font-weight-asian="normal" style:font-size-complex="12pt" style:font-weight-complex="normal"/>
    </style:style>
    <style:style style:name="T89" style:family="text">
      <style:text-properties officeooo:rsid="00715aa3"/>
    </style:style>
    <style:style style:name="T90" style:family="text">
      <style:text-properties officeooo:rsid="0072099b"/>
    </style:style>
    <style:style style:name="T91" style:family="text">
      <style:text-properties officeooo:rsid="0072c2e5"/>
    </style:style>
    <style:style style:name="T92" style:family="text">
      <style:text-properties officeooo:rsid="00743b04"/>
    </style:style>
    <style:style style:name="T93" style:family="text">
      <style:text-properties officeooo:rsid="0075f2da"/>
    </style:style>
    <style:style style:name="T94" style:family="text">
      <style:text-properties officeooo:rsid="0075fa4c"/>
    </style:style>
    <style:style style:name="T95" style:family="text">
      <style:text-properties officeooo:rsid="0077ed0b"/>
    </style:style>
    <style:style style:name="T96" style:family="text">
      <style:text-properties officeooo:rsid="00788598"/>
    </style:style>
    <style:style style:name="T97" style:family="text">
      <style:text-properties officeooo:rsid="0079ed44"/>
    </style:style>
    <style:style style:name="T98" style:family="text">
      <style:text-properties officeooo:rsid="007b3c0c"/>
    </style:style>
    <style:style style:name="T99" style:family="text">
      <style:text-properties officeooo:rsid="007b4f71"/>
    </style:style>
    <style:style style:name="T100" style:family="text">
      <style:text-properties officeooo:rsid="007d4e43"/>
    </style:style>
    <style:style style:name="T101" style:family="text">
      <style:text-properties officeooo:rsid="007d837e"/>
    </style:style>
    <style:style style:name="T102" style:family="text">
      <style:text-properties officeooo:rsid="007e0646"/>
    </style:style>
    <style:style style:name="T103" style:family="text">
      <style:text-properties officeooo:rsid="007f6b4d"/>
    </style:style>
    <style:style style:name="T104" style:family="text">
      <style:text-properties officeooo:rsid="00806e77"/>
    </style:style>
    <style:style style:name="T105" style:family="text">
      <style:text-properties officeooo:rsid="0086cf9f"/>
    </style:style>
    <style:style style:name="T106" style:family="text">
      <style:text-properties officeooo:rsid="0087d6db"/>
    </style:style>
    <style:style style:name="T107" style:family="text">
      <style:text-properties officeooo:rsid="008fd40f"/>
    </style:style>
    <style:style style:name="T108" style:family="text">
      <style:text-properties officeooo:rsid="009178a0"/>
    </style:style>
    <style:style style:name="T109" style:family="text">
      <style:text-properties officeooo:rsid="009a1a1a"/>
    </style:style>
    <style:style style:name="T110" style:family="text">
      <style:text-properties officeooo:rsid="009a4da0"/>
    </style:style>
    <style:style style:name="T111" style:family="text">
      <style:text-properties officeooo:rsid="009ba125"/>
    </style:style>
    <style:style style:name="T112" style:family="text">
      <style:text-properties officeooo:rsid="009da66c"/>
    </style:style>
    <style:style style:name="T113" style:family="text">
      <style:text-properties officeooo:rsid="009f881e"/>
    </style:style>
    <style:style style:name="T114" style:family="text">
      <style:text-properties officeooo:rsid="00a0a927"/>
    </style:style>
    <style:style style:name="T115" style:family="text">
      <style:text-properties officeooo:rsid="00a23af6"/>
    </style:style>
    <style:style style:name="T116" style:family="text">
      <style:text-properties officeooo:rsid="00a3a19c"/>
    </style:style>
    <style:style style:name="T117" style:family="text">
      <style:text-properties officeooo:rsid="00a3fdb5"/>
    </style:style>
    <style:style style:name="T118" style:family="text">
      <style:text-properties officeooo:rsid="00a537c8"/>
    </style:style>
    <style:style style:name="T119" style:family="text">
      <style:text-properties officeooo:rsid="00a89217"/>
    </style:style>
    <style:style style:name="T120" style:family="text">
      <style:text-properties officeooo:rsid="00a8da30"/>
    </style:style>
    <style:style style:name="T121" style:family="text">
      <style:text-properties officeooo:rsid="00aad976"/>
    </style:style>
    <style:style style:name="T122" style:family="text">
      <style:text-properties officeooo:rsid="00ac06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Introducing Sorcery</text:p>
      <text:p text:style-name="P33"/>
      <text:p text:style-name="P33"><text:span text:style-name="T34">Sorcery is a</text:span>n optional package for the POL Distro.</text:p>
      <text:p text:style-name="P1"/>
      <text:p text:style-name="P1">The sorcery package is a new custom school of magic intended to provide more advanced spells <text:span text:style-name="T1">beyond the 64 </text:span><text:span text:style-name="T33">mage </text:span><text:span text:style-name="T1">spells available in Ultima Online®.</text:span></text:p>
      <text:p text:style-name="P1"/>
      <text:p text:style-name="P2">There are a total of forty eight spells that can be held in the Book of Sorcery.</text:p>
      <text:p text:style-name="P2"/>
      <text:p text:style-name="P4"><text:span text:style-name="T39">In</text:span> a Book of Sorcery, <text:span text:style-name="T34">the spells</text:span> are broken up into four sections, Cantrips, Incantations, Evocations, and Conjurations. Cantrips and Incantations have eight spells in each section. Evocations and Conjurations have sixteen spells in each section.</text:p>
      <text:p text:style-name="P4"/>
      <text:p text:style-name="P3">The <text:span text:style-name="T2">C</text:span>antrips <text:span text:style-name="T10">are </text:span><text:span text:style-name="T84">included</text:span><text:span text:style-name="T10"> </text:span>in a new Book of Sorcery. <text:s/><text:span text:style-name="T2">Incantations, <text:s/>Evocations, </text:span><text:span text:style-name="T10">and <text:s/></text:span><text:span text:style-name="T2">Conjurations </text:span><text:span text:style-name="T10">must be added to a Book of Sorcery by inscribing a scroll </text:span><text:span text:style-name="T11">into the book. </text:span><text:span text:style-name="T50">T</text:span><text:span text:style-name="T11">his is done by dropping the scroll into the book. </text:span><text:span text:style-name="T50">Scribes must have 90 in </text:span><text:span text:style-name="T13">inscription</text:span><text:span text:style-name="T26"> </text:span><text:span text:style-name="T29">to </text:span><text:span text:style-name="T26">have a good chance of inscribing </text:span><text:span text:style-name="T29">a sorcery</text:span><text:span text:style-name="T26"> scroll. You also must have enough mana to be successful at inscribing the scroll. If you fail to inscribe the scroll, it will be returned to your backpack.</text:span></text:p>
      <text:p text:style-name="P7"/>
      <text:p text:style-name="P6"><text:span text:style-name="T27">The way</text:span><text:span text:style-name="T25"> </text:span><text:span text:style-name="T27">sorcery</text:span><text:span text:style-name="T25"> scrolls are acquired by players will vary from shard to shard but typically most shard developers will provide them as loot on higher level monsters. Some shards may </text:span><text:span text:style-name="T27">also </text:span><text:span text:style-name="T25">have a sorcerer merchant that sells some or all of the scrolls. You should consult the shard’s web page or staff to inquire about how players obtain </text:span><text:span text:style-name="T28">the</text:span><text:span text:style-name="T25"> scrolls.</text:span></text:p>
      <text:p text:style-name="P3"/>
      <text:p text:style-name="P2">The first group of eight spells, <text:span text:style-name="T2">Can</text:span>trips, are <text:span text:style-name="T34">minor</text:span> spells <text:span text:style-name="T34">intended to help the beginning sorcerer build their skill in </text:span><text:span text:style-name="T14">magery</text:span>. <text:span text:style-name="T32">They do not require</text:span> reagents but they do consume mana. As they are beginning spells, they are not very powerful and some only do special effects.</text:p>
      <text:p text:style-name="P1"/>
      <text:p text:style-name="P5"><text:span text:style-name="T9">T</text:span><text:span text:style-name="T8">he three remaining categories of spells, </text:span><text:span text:style-name="T9">Incantations, Evocations, </text:span><text:span text:style-name="T8">and </text:span><text:span text:style-name="T9">Conjurations </text:span><text:span text:style-name="T3">do</text:span><text:span text:style-name="T8"> require reagents and also consume mana.</text:span></text:p>
      <text:p text:style-name="P8"/>
      <text:p text:style-name="P13">The following are the names and descriptions of the spells available is a full Book of Sorcery. <text:span text:style-name="T53">Many of these spell scripts are from the original sorcery package. Some are more complex than others. There was no original description of what the spells do. The author of this document has attempted to determine the effects that the spells create but do to the complexity of the scripts there could be some inaccuracy </text:span><text:span text:style-name="T54">in the author’s interpretation of the script and their effects in-game. Where possible, when the author is uncertain of the accuracy, it will be noted by an asterisk (*).</text:span></text:p>
      <text:p text:style-name="P37"><text:soft-page-break/>The Cantrips</text:p>
      <text:p text:style-name="P10"/>
      <text:p text:style-name="P47">Name<text:span text:style-name="T25"><text:tab/><text:tab/><text:tab/><text:tab/></text:span>Description</text:p>
      <text:p text:style-name="P51">Chill <text:tab/><text:tab/><text:tab/><text:tab/><text:span text:style-name="T34">Does a minor amount of cold damage</text:span><text:span text:style-name="T35"> to the target</text:span><text:span text:style-name="T34">.</text:span></text:p>
      <text:p text:style-name="P78">Douse<text:tab/><text:tab/><text:tab/><text:tab/><text:span text:style-name="T34">Extinguishes </text:span><text:span text:style-name="T105">the</text:span><text:span text:style-name="T34"> </text:span><text:span text:style-name="T4">dynamic</text:span><text:span text:style-name="T34"> light source </text:span><text:span text:style-name="T105">that </text:span><text:span text:style-name="T106">you target</text:span><text:span text:style-name="T34">, eg. candles,</text:span></text:p>
      <text:p text:style-name="P96"><text:tab/><text:tab/><text:tab/><text:tab/>lanterns, etc.</text:p>
      <text:p text:style-name="P52">Faerie Fire<text:tab/><text:tab/><text:tab/><text:span text:style-name="T34">Creates an NPC light source tamed to the caster.</text:span></text:p>
      <text:p text:style-name="P51">Flametouch<text:tab/><text:tab/><text:tab/><text:span text:style-name="T35">Does a minor amount of fire damage to the target.</text:span></text:p>
      <text:p text:style-name="P52">Ignite<text:tab/><text:tab/><text:tab/><text:tab/><text:span text:style-name="T35">The opposite of Douse.</text:span></text:p>
      <text:p text:style-name="P52">Pyrotechnics<text:tab/><text:tab/><text:tab/><text:span text:style-name="T35">Produces non-damaging fireball effect.</text:span></text:p>
      <text:p text:style-name="P52">Shock<text:tab/><text:tab/><text:tab/><text:tab/><text:span text:style-name="T35">Does a small amount of energy damage to the target.</text:span></text:p>
      <text:p text:style-name="P52">Ventriloquism<text:tab/><text:tab/><text:tab/><text:span text:style-name="T36">Allows the caster to “throw his voice” to any </text:span><text:span text:style-name="T5">dynamic</text:span><text:span text:style-name="T36"> object</text:span></text:p>
      <text:p text:style-name="P52"><text:tab/><text:tab/><text:tab/><text:tab/><text:span text:style-name="T36">or mobile </text:span><text:span text:style-name="T37">just as a real ventriloquist can.</text:span></text:p>
      <text:p text:style-name="P52"/>
      <text:p text:style-name="P52"/>
      <text:p text:style-name="P36">The Incantations</text:p>
      <text:p text:style-name="P21"/>
      <text:p text:style-name="P48">Name<text:tab/><text:tab/><text:tab/><text:tab/>Description</text:p>
      <text:p text:style-name="P53">Blink<text:tab/><text:tab/><text:tab/><text:tab/><text:span text:style-name="T38">Causes the caster to teleport to random locations repeatedly near their</text:span></text:p>
      <text:p text:style-name="P83"><text:tab/><text:tab/><text:tab/><text:tab/>original location several times. The number of times is based on the</text:p>
      <text:p text:style-name="P53"><text:tab/><text:tab/><text:tab/><text:tab/><text:span text:style-name="T38">caster’s </text:span><text:span text:style-name="T22">intelligence</text:span><text:span text:style-name="T38">.</text:span></text:p>
      <text:p text:style-name="P54">Chaos<text:tab/><text:tab/><text:tab/><text:tab/><text:span text:style-name="T42">This spell causes any untamed NPCs within 3 squares of the </text:span><text:span text:style-name="T43">targeted</text:span></text:p>
      <text:p text:style-name="P54"><text:span text:style-name="T42"><text:tab/><text:tab/><text:tab/><text:tab/>location </text:span><text:span text:style-name="T43">to attack some of the mobiles that are within 5 squares.</text:span></text:p>
      <text:p text:style-name="P54"><text:tab/><text:tab/><text:tab/><text:tab/><text:span text:style-name="T43">Only NPCs </text:span><text:span text:style-name="T44">can be</text:span><text:span text:style-name="T43"> provoked to attack </text:span><text:span text:style-name="T44">another mobile. *</text:span></text:p>
      <text:p text:style-name="P52">Domination<text:tab/><text:tab/><text:tab/><text:span text:style-name="T40">Tames the target for a duration based on the caster’s </text:span><text:span text:style-name="T15">intelligence</text:span><text:span text:style-name="T40">.</text:span></text:p>
      <text:p text:style-name="P55"><text:tab/><text:tab/><text:tab/><text:tab/><text:span text:style-name="T41">Casting this on a neutral or good NPC will make the caster a</text:span></text:p>
      <text:p text:style-name="P56"><text:span text:style-name="T41"><text:tab/><text:tab/><text:tab/><text:tab/>criminal.</text:span><text:span text:style-name="T30"> </text:span><text:span text:style-name="T41">This spell can only be cast on NPCs.</text:span></text:p>
      <text:p text:style-name="P55">Fear<text:tab/><text:tab/><text:tab/><text:tab/><text:span text:style-name="T41">Fear will cause the character to run away for a period of time based</text:span></text:p>
      <text:p text:style-name="P55"><text:span text:style-name="T41"><text:tab/><text:tab/><text:tab/><text:tab/>on the caster’s </text:span><text:span text:style-name="T16">intelligence</text:span><text:span text:style-name="T30">. </text:span><text:span text:style-name="T41">This spell can only be cast on NPCs.</text:span></text:p>
      <text:p text:style-name="P52">Fumble<text:tab/><text:tab/><text:tab/><text:span text:style-name="T45">This spell causes the victim to drop any equipped weapons or shields</text:span></text:p>
      <text:p text:style-name="P52"><text:tab/><text:tab/><text:tab/><text:tab/><text:span text:style-name="T45">that are not cursed.</text:span></text:p>
      <text:p text:style-name="P57">Mind Shield<text:tab/><text:tab/><text:tab/><text:span text:style-name="T49">S</text:span><text:span text:style-name="T46">hields the caster’s mind against Telepathy. </text:span>Mind Shield <text:span text:style-name="T47">fades after</text:span></text:p>
      <text:p text:style-name="P52"><text:tab/><text:tab/><text:tab/><text:tab/><text:span text:style-name="T47">each shielding. Thus it must be recast to be effective again.</text:span></text:p>
      <text:p text:style-name="P52">Telepathy<text:tab/><text:tab/><text:tab/><text:span text:style-name="T48">This spell allows the caster to send a “telepathic message” to any,</text:span></text:p>
      <text:p text:style-name="P58"><text:tab/><text:tab/><text:tab/><text:tab/><text:span text:style-name="T54">non-staff, </text:span><text:span text:style-name="T48">online character. The spell Mind Shield will block this</text:span></text:p>
      <text:p text:style-name="P84"><text:tab/><text:tab/><text:tab/><text:tab/>spell.</text:p>
      <text:p text:style-name="P59">Transfix<text:tab/><text:tab/><text:tab/><text:span text:style-name="T49">Paralyzes all mobiles at a range of seven squares within the line of</text:span></text:p>
      <text:p text:style-name="P85"><text:tab/><text:tab/><text:tab/><text:tab/>sight of the caster for a short duration. Duration is based on the</text:p>
      <text:p text:style-name="P59"><text:span text:style-name="T49"><text:tab/><text:tab/><text:tab/><text:tab/></text:span><text:span text:style-name="T17">magery</text:span><text:span text:style-name="T49"> skill of the caster and the mobile’s ability to resist the spell.</text:span></text:p>
      <text:p text:style-name="P52"/>
      <text:p text:style-name="P52"/>
      <text:p text:style-name="P52"/>
      <text:p text:style-name="P52"/>
      <text:p text:style-name="P52"/>
      <text:p text:style-name="P52"/>
      <text:p text:style-name="P52"/>
      <text:p text:style-name="P52"/>
      <text:p text:style-name="P35"><text:soft-page-break/>The Evocations</text:p>
      <text:p text:style-name="P49"/>
      <text:p text:style-name="P49">Name<text:tab/><text:tab/><text:tab/><text:tab/>Description</text:p>
      <text:p text:style-name="P52">Barrage<text:tab/><text:tab/><text:tab/><text:span text:style-name="T51">This spell will loop, choosing a random location near the area</text:span></text:p>
      <text:p text:style-name="P52"><text:tab/><text:tab/><text:tab/><text:tab/><text:span text:style-name="T51">targeted and launch a fireball to that location. Any mobiles at</text:span></text:p>
      <text:p text:style-name="P60"><text:tab/><text:tab/><text:tab/><text:tab/><text:span text:style-name="T51">the location will receive a moderate amount of fire damage. *</text:span></text:p>
      <text:p text:style-name="P60"><text:span text:style-name="T51"><text:tab/><text:tab/><text:tab/><text:tab/>The number of loops is based on the </text:span><text:span text:style-name="T18">intelligence</text:span><text:span text:style-name="T31"> of the caster.</text:span></text:p>
      <text:p text:style-name="P52">Blade Barrier<text:tab/><text:tab/><text:tab/><text:span text:style-name="T51">This spell creates a wall of rotating blades at the location targeted.</text:span></text:p>
      <text:p text:style-name="P52"><text:tab/><text:tab/><text:tab/><text:tab/><text:span text:style-name="T51">The wall will remain </text:span><text:span text:style-name="T52">for a duration based on the </text:span><text:span text:style-name="T19">intelligence</text:span></text:p>
      <text:p text:style-name="P102"><text:tab/><text:tab/><text:tab/><text:tab/>of the caster. The blades do a small amount of physical damage</text:p>
      <text:p text:style-name="P102"><text:tab/><text:tab/><text:tab/><text:tab/>to any mobile attempting to cross the barrier.</text:p>
      <text:p text:style-name="P52">Chainbolt<text:tab/><text:tab/><text:tab/><text:span text:style-name="T54">This spell </text:span><text:span text:style-name="T55">Sh</text:span><text:span text:style-name="T56">o</text:span><text:span text:style-name="T55">ots an energy bolt at the targeted mobile. </text:span><text:span text:style-name="T57">Any mobiles</text:span></text:p>
      <text:p text:style-name="P52"><text:tab/><text:tab/><text:tab/><text:tab/><text:span text:style-name="T57">within one, two or three squares may be damaged by the energy bolt,</text:span></text:p>
      <text:p text:style-name="P52"><text:tab/><text:tab/><text:tab/><text:tab/><text:span text:style-name="T57">including the caster. The energy damage can be reflected back <text:s/>from</text:span></text:p>
      <text:p text:style-name="P61"><text:tab/><text:tab/><text:tab/><text:tab/><text:span text:style-name="T57">a previously damaged mobile. There is a certain amount of</text:span></text:p>
      <text:p text:style-name="P86"><text:tab/><text:tab/><text:tab/><text:tab/> randomness in this spell in determining which mobiles, other</text:p>
      <text:p text:style-name="P61"><text:tab/><text:tab/><text:tab/><text:tab/><text:span text:style-name="T57">than the targeted mobile, might receive damage. *</text:span></text:p>
      <text:p text:style-name="P62">Chaos Maelstrom<text:tab/><text:tab/><text:span text:style-name="T58">This spell creates a vortex at the location targeted. The vortex has a</text:span></text:p>
      <text:p text:style-name="P87"><text:tab/><text:tab/><text:tab/><text:tab/>random chance of splitting and creating a new vortex. A vortex</text:p>
      <text:p text:style-name="P62"><text:tab/><text:tab/><text:tab/><text:tab/><text:span text:style-name="T58">has a random chance of exploding which will do a moderate</text:span></text:p>
      <text:p text:style-name="P62"><text:tab/><text:tab/><text:tab/><text:tab/><text:span text:style-name="T58">amount of physical damage to any mobile within five squares.</text:span></text:p>
      <text:p text:style-name="P62"><text:tab/><text:tab/><text:tab/><text:tab/><text:span text:style-name="T58">A vortex will strike any mobile within four squares with lightning</text:span></text:p>
      <text:p text:style-name="P62"><text:tab/><text:tab/><text:tab/><text:tab/><text:span text:style-name="T58">which will do a small amount of energy damage. </text:span><text:span text:style-name="T59">A vortex will</text:span></text:p>
      <text:p text:style-name="P62"><text:tab/><text:tab/><text:tab/><text:tab/><text:span text:style-name="T59">drain a small amount of mana from any mobile within three squares.</text:span></text:p>
      <text:p text:style-name="P62"><text:tab/><text:tab/><text:tab/><text:tab/><text:span text:style-name="T59">A vortex will do a small to moderate amount of energy damage to</text:span></text:p>
      <text:p text:style-name="P62"><text:tab/><text:tab/><text:tab/><text:tab/><text:span text:style-name="T59">any mobile within one square range. Damage will be happen to</text:span></text:p>
      <text:p text:style-name="P62"><text:tab/><text:tab/><text:tab/><text:tab/><text:span text:style-name="T59">normal and hidden mobiles. The caster will also receive damage</text:span></text:p>
      <text:p text:style-name="P62"><text:tab/><text:tab/><text:tab/><text:tab/><text:span text:style-name="T59">if in range. *</text:span></text:p>
      <text:p text:style-name="P63">Cone of Cold<text:tab/><text:tab/><text:tab/><text:span text:style-name="T60">This spell will do a small to moderate amount of cold damage to</text:span></text:p>
      <text:p text:style-name="P88"><text:tab/><text:tab/><text:tab/><text:tab/>any mobile within three squares of the targeted location. If the</text:p>
      <text:p text:style-name="P63"><text:tab/><text:tab/><text:tab/><text:tab/><text:span text:style-name="T60">mobile is a regular NPC, the damage is doubled. If the NPC is</text:span></text:p>
      <text:p text:style-name="P63"><text:tab/><text:tab/><text:tab/><text:tab/><text:span text:style-name="T60">a fire eleme</text:span><text:span text:style-name="T61">ntal or is a “fiery” monster such as a fiery gargoyle</text:span></text:p>
      <text:p text:style-name="P63"><text:tab/><text:tab/><text:tab/><text:tab/><text:span text:style-name="T61">the damage is tripled. If the NPC bears the water or cold elemental</text:span></text:p>
      <text:p text:style-name="P63"><text:tab/><text:tab/><text:tab/><text:tab/><text:span text:style-name="T61">property the NPC <text:s/>will instead be healed by the damage amount.</text:span></text:p>
      <text:p text:style-name="P63"><text:tab/><text:tab/><text:tab/><text:tab/><text:span text:style-name="T62">The caster will receive damage if within range of the targeted</text:span></text:p>
      <text:p text:style-name="P63"><text:tab/><text:tab/><text:tab/><text:tab/><text:span text:style-name="T62">location.</text:span></text:p>
      <text:p text:style-name="P64">Fire Storm<text:tab/><text:tab/><text:tab/><text:span text:style-name="T63">This spe</text:span><text:span text:style-name="T65">ll rains down fire upon a random locations in a seven by</text:span></text:p>
      <text:p text:style-name="P65"><text:span text:style-name="T64"><text:tab/><text:tab/><text:tab/><text:tab/></text:span><text:span text:style-name="T65">seven </text:span><text:span text:style-name="T64">square </text:span><text:span text:style-name="T65">area</text:span><text:span text:style-name="T64"> of the targeted location. </text:span><text:span text:style-name="T65">The fire does damage to all <text:tab/><text:tab/><text:tab/><text:tab/><text:tab/>mobiles within fives squares of that a square hit by the fire, this <text:tab/><text:tab/><text:tab/><text:tab/><text:tab/><text:tab/>includes the caster should he be within 7 squares of the targeted</text:span></text:p>
      <text:p text:style-name="P65"><text:span text:style-name="T65"><text:tab/><text:tab/><text:tab/><text:tab/>location. </text:span><text:span text:style-name="T66">Normal NPCs will receive double damage. NPCs that are</text:span></text:p>
      <text:p text:style-name="P65"><text:tab/><text:tab/><text:tab/><text:tab/><text:span text:style-name="T68">ice</text:span><text:span text:style-name="T66"> or </text:span><text:span text:style-name="T67">earth</text:span><text:span text:style-name="T66"> elementals will receive triple damage. Fire elementals</text:span></text:p>
      <text:p text:style-name="P65"><text:tab/><text:tab/><text:tab/><text:tab/><text:span text:style-name="T66">or “fiery” monsters will be healed by the damage amount.</text:span></text:p>
      <text:p text:style-name="P52">Flame <text:span text:style-name="T103">W</text:span>ind<text:tab/><text:tab/><text:tab/><text:span text:style-name="T69">This spell casts a “wind of flames” and does moderate to severe</text:span></text:p>
      <text:p text:style-name="P52"><text:tab/><text:tab/><text:tab/><text:tab/><text:span text:style-name="T69">damage to any character within three squares of the targeted location.</text:span></text:p>
      <text:p text:style-name="P52"><text:tab/><text:tab/><text:tab/><text:tab/><text:span text:style-name="T69">Normal NPCs will receive double damage. Ice and earth elementals</text:span></text:p>
      <text:p text:style-name="P66"><text:tab/><text:tab/><text:tab/><text:tab/><text:span text:style-name="T69">will receive triple damage. Fire elementals will be healed by the</text:span></text:p>
      <text:p text:style-name="P89"><text:tab/><text:tab/><text:tab/><text:tab/>damage amount.</text:p>
      <text:p text:style-name="P52"><text:soft-page-break/>Fortress<text:tab/><text:tab/><text:tab/><text:span text:style-name="T70">This spell builds a wall of stone around the targeted mobile trapping</text:span></text:p>
      <text:p text:style-name="P67"><text:tab/><text:tab/><text:tab/><text:tab/><text:span text:style-name="T70">it inside. The wall is impassable. The wall remains for a short</text:span></text:p>
      <text:p text:style-name="P90"><text:tab/><text:tab/><text:tab/><text:tab/>duration of time based on the <text:span text:style-name="T12">intelligence</text:span> of the caster.</text:p>
      <text:p text:style-name="P68">Gust of Wind<text:tab/><text:tab/><text:tab/><text:span text:style-name="T71">This spell causes the targeted character, if in line of sight of the</text:span></text:p>
      <text:p text:style-name="P91"><text:tab/><text:tab/><text:tab/><text:tab/>caster, to be “tossed about” by a gust of wind. Extra damage is done</text:p>
      <text:p text:style-name="P91"><text:tab/><text:tab/><text:tab/><text:tab/>to water elementals. If the target is not in line of sight of the caster,</text:p>
      <text:p text:style-name="P68"><text:tab/><text:tab/><text:tab/><text:tab/><text:span text:style-name="T71">it does minor physical damage. Air elementals receive minor healing.</text:span></text:p>
      <text:p text:style-name="P69">Hurricane<text:tab/><text:tab/><text:tab/><text:span text:style-name="T72">This spell creates a “hurricane” that does moderate to heavy energy</text:span></text:p>
      <text:p text:style-name="P92"><text:tab/><text:tab/><text:tab/><text:tab/>damage to any characters within a fifteen square<text:span text:style-name="T77">s</text:span> of the <text:span text:style-name="T77">t</text:span>argeted</text:p>
      <text:p text:style-name="P92"><text:tab/><text:tab/><text:tab/><text:tab/>location. <text:span text:style-name="T73">It will do minor healing to an energy elemental.</text:span></text:p>
      <text:p text:style-name="P70">Ice Storm<text:tab/><text:tab/><text:tab/><text:span text:style-name="T74">This spell does mild to moderate cold damage to any character</text:span></text:p>
      <text:p text:style-name="P70"><text:tab/><text:tab/><text:tab/><text:tab/><text:span text:style-name="T74">within ten squares of the targeted location. If the character is not one <text:tab/><text:tab/><text:tab/><text:tab/><text:tab/>of the following elementals, damage is doubled. If the NPC is a</text:span></text:p>
      <text:p text:style-name="P97"><text:tab/><text:tab/><text:tab/><text:tab/>fire or water elemental the damage is tripled. If it is an ice elemental</text:p>
      <text:p text:style-name="P70"><text:tab/><text:tab/><text:tab/><text:tab/><text:span text:style-name="T74">the NPC will receive healing at half the damage amount.</text:span></text:p>
      <text:p text:style-name="P52">Incinerate<text:tab/><text:tab/><text:tab/><text:span text:style-name="T75">This spell does heavy damage to the targeted character. Damage is</text:span></text:p>
      <text:p text:style-name="P52"><text:tab/><text:tab/><text:tab/><text:tab/><text:span text:style-name="T75">doubled for non earth and ice elementals. Earth and ice elementals</text:span></text:p>
      <text:p text:style-name="P52"><text:tab/><text:tab/><text:tab/><text:tab/><text:span text:style-name="T75">receive triple damage. Fire elementals receive healing by half</text:span></text:p>
      <text:p text:style-name="P52"><text:tab/><text:tab/><text:tab/><text:tab/><text:span text:style-name="T75">the damage amount.</text:span></text:p>
      <text:p text:style-name="P71">Magic Mouth<text:tab/><text:tab/><text:tab/><text:span text:style-name="T76">This spell allows you to say something to all </text:span><text:span text:style-name="T77">characters within</text:span></text:p>
      <text:p text:style-name="P71"><text:tab/><text:tab/><text:tab/><text:tab/><text:span text:style-name="T79">sixty six </text:span><text:span text:style-name="T77">squares of your location.</text:span></text:p>
      <text:p text:style-name="P72">Toxic Storm<text:tab/><text:tab/><text:tab/><text:span text:style-name="T77">This spell creates a massive </text:span><text:span text:style-name="T78">poison </text:span><text:span text:style-name="T77">“</text:span><text:span text:style-name="T78">storm”</text:span><text:span text:style-name="T77"> </text:span><text:span text:style-name="T78">that poisons any player</text:span></text:p>
      <text:p text:style-name="P98"><text:tab/><text:tab/><text:tab/><text:tab/>within its range.</text:p>
      <text:p text:style-name="P52">Vortex<text:tab/><text:tab/><text:tab/><text:tab/><text:span text:style-name="T79">This spell creates a moving vortex at the targeted location. Any</text:span></text:p>
      <text:p text:style-name="P52"><text:tab/><text:tab/><text:tab/><text:tab/><text:span text:style-name="T79">character within </text:span><text:span text:style-name="T80">four squares of the vortex will receive a light amount</text:span></text:p>
      <text:p text:style-name="P73"><text:tab/><text:tab/><text:tab/><text:tab/><text:span text:style-name="T80">of energy damage. Any character within three squares of the vortex</text:span></text:p>
      <text:p text:style-name="P99"><text:tab/><text:tab/><text:tab/><text:tab/>will have some mana drained. Any character within one square of the</text:p>
      <text:p text:style-name="P73"><text:tab/><text:tab/><text:tab/><text:tab/><text:span text:style-name="T80">vortex will receive a moderate amount of damage.</text:span></text:p>
      <text:p text:style-name="P52">Cocoon<text:tab/><text:tab/><text:tab/><text:span text:style-name="T81">This spell temporarily seals the targeted character in a cocoon.</text:span></text:p>
      <text:p text:style-name="P74"><text:tab/><text:tab/><text:tab/><text:tab/><text:span text:style-name="T81">The character can be freed from the cocoon in two ways.</text:span></text:p>
      <text:p text:style-name="P100"><text:tab/><text:tab/><text:tab/><text:tab/>First, the cocoon will decay at a rate of 1 hit point every</text:p>
      <text:p text:style-name="P74"><text:tab/><text:tab/><text:tab/><text:tab/><text:span text:style-name="T81">second. The cocoon has 120 hit points. So after two minutes</text:span></text:p>
      <text:p text:style-name="P74"><text:tab/><text:tab/><text:tab/><text:tab/><text:span text:style-name="T81">the character will be freed automatically. The second, and faster</text:span></text:p>
      <text:p text:style-name="P74"><text:tab/><text:tab/><text:tab/><text:tab/><text:span text:style-name="T81">way to free a character is if other player characters attack the cocoon.</text:span></text:p>
      <text:p text:style-name="P74"><text:tab/><text:tab/><text:tab/><text:tab/><text:span text:style-name="T82">They will do an extra one to two hit points damage to the cocoon.</text:span></text:p>
      <text:p text:style-name="P74"><text:tab/><text:tab/><text:tab/><text:tab/><text:span text:style-name="T82">The amount of damage is based on the strength of the attacker(s).</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9"><text:soft-page-break/>The Conjurations</text:p>
      <text:p text:style-name="P52"/>
      <text:p text:style-name="P52">Aerial Servant<text:tab/><text:tab/><text:tab/><text:span text:style-name="T86">This spell s</text:span><text:span text:style-name="T85">ummons an aerial servant.</text:span></text:p>
      <text:p text:style-name="P52">Banis<text:span text:style-name="T83">h<text:tab/><text:tab/><text:tab/><text:tab/></text:span><text:span text:style-name="T86">This spell will banish the targeted character to one of twelve possible</text:span></text:p>
      <text:p text:style-name="P75"><text:tab/><text:tab/><text:tab/><text:tab/><text:span text:style-name="T86">islands on Felucca. </text:span><text:span text:style-name="T89">To avoid players banishing hostile NPCs to these</text:span></text:p>
      <text:p text:style-name="P101"><text:tab/><text:tab/><text:tab/><text:tab/>islands and then sending players to the islands to be killed, you may not</text:p>
      <text:p text:style-name="P75"><text:tab/><text:tab/><text:tab/><text:tab/><text:span text:style-name="T89">banish any NPC. Also, do not attempt to banish any staff member at seer</text:span></text:p>
      <text:p text:style-name="P75"><text:tab/><text:tab/><text:tab/><text:tab/><text:span text:style-name="T89">level or above. If you do, you will be struck by lightning and lose half of</text:span></text:p>
      <text:p text:style-name="P75"><text:tab/><text:tab/><text:tab/><text:tab/><text:span text:style-name="T89">your hit points and that staff member will be notified that you attempted</text:span></text:p>
      <text:p text:style-name="P75"><text:tab/><text:tab/><text:tab/><text:tab/><text:span text:style-name="T89">to banish them.</text:span></text:p>
      <text:p text:style-name="P52">Bind Daemon<text:tab/><text:tab/><text:tab/><text:span text:style-name="T90">This spell can only be used on daemonic NPCs. It will attempt to capture</text:span></text:p>
      <text:p text:style-name="P52"><text:tab/><text:tab/><text:tab/><text:tab/><text:span text:style-name="T90">a daemon and place it in a Stone of Binding. If you are successful then</text:span></text:p>
      <text:p text:style-name="P52"><text:tab/><text:tab/><text:tab/><text:tab/><text:span text:style-name="T90">a Stone of Binding will be created in your backpack with the daemonic</text:span></text:p>
      <text:p text:style-name="P52"><text:tab/><text:tab/><text:tab/><text:tab/><text:span text:style-name="T90">creature safely contained therein. You can use the Stone of Binding at</text:span></text:p>
      <text:p text:style-name="P52"><text:tab/><text:tab/><text:tab/><text:tab/><text:span text:style-name="T90">anytime to release the daemonic creature. Upon releasing the it there is</text:span></text:p>
      <text:p text:style-name="P52"><text:tab/><text:tab/><text:tab/><text:tab/><text:span text:style-name="T90">a </text:span><text:span text:style-name="T91">random </text:span><text:span text:style-name="T90">chance that you will not be able to control it.</text:span></text:p>
      <text:p text:style-name="P52">Call Ice Fiends<text:tab/><text:tab/><text:span text:style-name="T92">This spell will summon up to four ice fiends.</text:span></text:p>
      <text:p text:style-name="P76">Call Gargoyles<text:tab/><text:tab/><text:span text:style-name="T92">This spell will summon up to eight gargoyles.</text:span></text:p>
      <text:p text:style-name="P76">Call Minotaur<text:span text:style-name="T103">s</text:span><text:tab/><text:tab/><text:span text:style-name="T92">This spell will summon up to eight min</text:span><text:span text:style-name="T103">o</text:span><text:span text:style-name="T92">taurs.</text:span></text:p>
      <text:p text:style-name="P76">Call Blood Eles<text:tab/><text:tab/><text:span text:style-name="T92">This spell will summon up to four blood elementals.</text:span></text:p>
      <text:p text:style-name="P76">Elemental Swarm<text:tab/><text:tab/><text:span text:style-name="T92">This spell will summon up to fourteen random elementals.</text:span></text:p>
      <text:p text:style-name="P52">Iron Maiden<text:tab/><text:tab/><text:tab/><text:span text:style-name="T94">This spell creates an iron maiden at the location of the targeted</text:span></text:p>
      <text:p text:style-name="P52"><text:tab/><text:tab/><text:tab/><text:tab/><text:span text:style-name="T94">character. The iron maiden closes on the character doing up to</text:span></text:p>
      <text:p text:style-name="P52"><text:tab/><text:tab/><text:tab/><text:tab/><text:span text:style-name="T94">12 hit points of physical damage.</text:span></text:p>
      <text:p text:style-name="P52">Familiar<text:tab/><text:tab/><text:tab/><text:span text:style-name="T95">This is a dual function spell. If you do not already have a familiar,</text:span></text:p>
      <text:p text:style-name="P52"><text:tab/><text:tab/><text:tab/><text:tab/><text:span text:style-name="T96">you can use this spell to select one. Only certain NPCs can become</text:span></text:p>
      <text:p text:style-name="P52"><text:tab/><text:tab/><text:tab/><text:tab/><text:span text:style-name="T96">your familiar. See the list below for the valid familiars. If you have</text:span></text:p>
      <text:p text:style-name="P52"><text:tab/><text:tab/><text:tab/><text:tab/><text:span text:style-name="T96">already selected a familiar, you can choose to summon it.</text:span></text:p>
      <text:p text:style-name="P76">Call Poison Eles<text:tab/><text:tab/><text:span text:style-name="T92">This spell will summon up to four poison elementals..</text:span></text:p>
      <text:p text:style-name="P52">Invisible Stalker<text:tab/><text:tab/><text:span text:style-name="T97">This spell will summon an invisible opponent which will attack</text:span></text:p>
      <text:p text:style-name="P52"><text:tab/><text:tab/><text:tab/><text:tab/><text:span text:style-name="T97">the targeted character. This invisible opponent cannot be revealed</text:span></text:p>
      <text:p text:style-name="P52"><text:tab/><text:tab/><text:tab/><text:tab/><text:span text:style-name="T97">by using detect hidden. Thus the victim cannot attack the stalker.</text:span></text:p>
      <text:p text:style-name="P52">Far Sight<text:tab/><text:tab/><text:tab/><text:span text:style-name="T97">This spell allows you to select any, non-staff, online player to</text:span></text:p>
      <text:p text:style-name="P52"><text:tab/><text:tab/><text:tab/><text:tab/><text:span text:style-name="T97">spy on. </text:span><text:span text:style-name="T100">Your character’s “spirit” will “leave its body” and be teleported to <text:tab/><text:tab/><text:tab/><text:tab/>the selected character. </text:span><text:span text:style-name="T97">Whilst you are under the influence of this spell,</text:span></text:p>
      <text:p text:style-name="P52"><text:tab/><text:tab/><text:tab/><text:tab/><text:span text:style-name="T97">a non-player character will be created at your location. It will</text:span></text:p>
      <text:p text:style-name="P52"><text:tab/><text:tab/><text:tab/><text:tab/><text:span text:style-name="T97">be dressed and made to look like you. You will be hidden and teleported</text:span></text:p>
      <text:p text:style-name="P52"><text:tab/><text:tab/><text:tab/><text:tab/><text:span text:style-name="T98">to the location of the person you selected. You will be paralyzed so you</text:span></text:p>
      <text:p text:style-name="P52"><text:tab/><text:tab/><text:tab/><text:tab/><text:span text:style-name="T98">cannot attack the player you are spying on. As this player moves you will</text:span></text:p>
      <text:p text:style-name="P52"><text:tab/><text:tab/><text:tab/><text:tab/><text:span text:style-name="T98">be teleported </text:span><text:span text:style-name="T99">to their new location if they move more than four squares</text:span></text:p>
      <text:p text:style-name="P52"><text:tab/><text:tab/><text:tab/><text:tab/><text:span text:style-name="T99">away from you. </text:span><text:span text:style-name="T100">The duration of this spell is based on your </text:span><text:span text:style-name="T20">intelligence</text:span><text:span text:style-name="T100">.</text:span></text:p>
      <text:p text:style-name="P52"><text:tab/><text:tab/><text:tab/><text:tab/><text:span text:style-name="T100">Should you wish to terminate the spell early and return your “character’s</text:span></text:p>
      <text:p text:style-name="P52"><text:tab/><text:tab/><text:tab/><text:tab/><text:span text:style-name="T100">spirit to its body”, simply put your character in war mode.</text:span></text:p>
      <text:p text:style-name="P52">Escape<text:tab/><text:tab/><text:tab/><text:tab/><text:span text:style-name="T101">This spell creates a duplicate of your character at your location and</text:span></text:p>
      <text:p text:style-name="P77"><text:tab/><text:tab/><text:tab/><text:tab/><text:span text:style-name="T101">hides you. You are assigned at least eight to eighteen stealth steps. This</text:span></text:p>
      <text:p text:style-name="P77"><text:span text:style-name="T101"><text:tab/><text:tab/><text:tab/><text:tab/>allows</text:span><text:tab/><text:span text:style-name="T101">you the possibility to escape danger. The amount of stealth steps</text:span></text:p>
      <text:p text:style-name="P77"><text:span text:style-name="T101"><text:tab/><text:tab/><text:tab/><text:tab/>you have eight is affected by your </text:span><text:span text:style-name="T21">intelligence</text:span><text:span text:style-name="T101">.</text:span></text:p>
      <text:p text:style-name="P76"/>
      <text:p text:style-name="P76"><text:soft-page-break/>Call Lightning Eles<text:tab/><text:tab/><text:span text:style-name="T92">This spell will summon up to four </text:span><text:span text:style-name="T93">lightning elementals.</text:span></text:p>
      <text:p text:style-name="P52">Call Mount<text:tab/><text:tab/><text:tab/><text:span text:style-name="T101">This spell summons a mount and mounts you <text:s/>upon </text:span><text:span text:style-name="T102">it</text:span><text:span text:style-name="T101">. </text:span><text:span text:style-name="T102">Mounts are</text:span></text:p>
      <text:p text:style-name="P52"><text:tab/><text:tab/><text:tab/><text:tab/><text:span text:style-name="T102">randomly assigned each time. You could have a giant beetle, nightmare</text:span></text:p>
      <text:p text:style-name="P52"><text:tab/><text:tab/><text:tab/><text:tab/><text:span text:style-name="T102">or a ridgeback. If you are already on a mount, you cannot call a mount.</text:span></text:p>
      <text:p text:style-name="P52"><text:tab/><text:tab/><text:tab/><text:tab/><text:span text:style-name="T102">If you dismount from the mount you have called, it will dis</text:span><text:span text:style-name="T103">a</text:span><text:span text:style-name="T102">ppear.</text:span></text:p>
      <text:p text:style-name="P52"/>
      <text:p text:style-name="P52"/>
      <text:p text:style-name="P40">Supplemental Information</text:p>
      <text:p text:style-name="P52"/>
      <text:p text:style-name="P50">Locations <text:span text:style-name="T104">where the Banish spell can send the victim:</text:span></text:p>
      <text:p text:style-name="P93">Skull Island, Amoeba Island, <text:span text:style-name="T104">D</text:span>ragon Isle, Blanche Isle, Ocarina Isle, Marble Isle, Dot Isle,</text:p>
      <text:p text:style-name="P93">Unnamed Isle, No Name Isle, Bald Island, Temple Island, Valorian Island</text:p>
      <text:p text:style-name="P93"/>
      <text:p text:style-name="P93"/>
      <text:p text:style-name="P41">Spell Information</text:p>
      <text:p text:style-name="P28"><text:span text:style-name="T87">The following information lists the spells, and information, such as the reagents required to cast them. Sorcery spells </text:span><text:span text:style-name="T88">can require</text:span><text:span text:style-name="T87"> both standard reagents </text:span><text:span text:style-name="T88">as well as pagan reagents and gems to cast. Remember that the cantrips do not require reagents.</text:span></text:p>
      <text:p text:style-name="P103"/>
      <text:p text:style-name="P26">Cantrips</text:p>
      <text:p text:style-name="P52"/>
      <text:p text:style-name="P52">Name<text:tab/><text:tab/><text:tab/>Chill</text:p>
      <text:p text:style-name="P52">Mana Cost<text:tab/><text:tab/>4</text:p>
      <text:p text:style-name="P52">Power Words<text:tab/><text:tab/>Jux An Flam</text:p>
      <text:p text:style-name="P52">Circle<text:tab/><text:tab/><text:tab/>1</text:p>
      <text:p text:style-name="P52">DamageType<text:tab/><text:tab/>Cold</text:p>
      <text:p text:style-name="P52"/>
      <text:p text:style-name="P52">Name<text:tab/><text:tab/><text:tab/>Douse</text:p>
      <text:p text:style-name="P52">Mana Cost<text:tab/><text:tab/>4</text:p>
      <text:p text:style-name="P52">Power Words<text:tab/><text:tab/>An Bet Flam Ylem</text:p>
      <text:p text:style-name="P52">Circle<text:tab/><text:tab/><text:tab/>1</text:p>
      <text:p text:style-name="P52">DamageType<text:tab/><text:tab/>Cold</text:p>
      <text:p text:style-name="P52"/>
      <text:p text:style-name="P52">Name<text:tab/><text:tab/><text:tab/>Faerie Fire</text:p>
      <text:p text:style-name="P52">Mana Cost<text:tab/><text:tab/>4</text:p>
      <text:p text:style-name="P52">Power Words<text:tab/><text:tab/>Xen Lor</text:p>
      <text:p text:style-name="P52">Circle<text:tab/><text:tab/><text:tab/>1</text:p>
      <text:p text:style-name="P52"/>
      <text:p text:style-name="P52">Name<text:tab/><text:tab/><text:tab/>Flame Touch</text:p>
      <text:p text:style-name="P52">Mana Cost<text:tab/><text:tab/>6</text:p>
      <text:p text:style-name="P52">Power Words<text:tab/><text:tab/>Bet Flam Jux</text:p>
      <text:p text:style-name="P52">Circle<text:tab/><text:tab/><text:tab/>2</text:p>
      <text:p text:style-name="P52"/>
      <text:p text:style-name="P52">Name<text:tab/><text:tab/><text:tab/>Ignite</text:p>
      <text:p text:style-name="P52">Mana Cost<text:tab/><text:tab/>11</text:p>
      <text:p text:style-name="P52">Power Words<text:tab/><text:tab/>In Bet Flam Ylem</text:p>
      <text:p text:style-name="P52">Circle<text:tab/><text:tab/><text:tab/>4</text:p>
      <text:p text:style-name="P52"><text:soft-page-break/></text:p>
      <text:p text:style-name="P52">Name<text:tab/><text:tab/><text:tab/>Pyrotechnics</text:p>
      <text:p text:style-name="P52">Mana Cost<text:tab/><text:tab/>11</text:p>
      <text:p text:style-name="P52">Power Words<text:tab/><text:tab/>Kal Por Lor Ylem</text:p>
      <text:p text:style-name="P52">Circle<text:tab/><text:tab/><text:tab/>4</text:p>
      <text:p text:style-name="P52">Name<text:tab/><text:tab/><text:tab/>Shock</text:p>
      <text:p text:style-name="P52">Mana Cost<text:tab/><text:tab/>11</text:p>
      <text:p text:style-name="P52">Power Words<text:tab/><text:tab/>In Grav Ylem</text:p>
      <text:p text:style-name="P52">Circle<text:tab/><text:tab/><text:tab/>4</text:p>
      <text:p text:style-name="P52">DamageType<text:tab/><text:tab/>Energy</text:p>
      <text:p text:style-name="P52"/>
      <text:p text:style-name="P52">Name<text:tab/><text:tab/><text:tab/>Ventriloquism</text:p>
      <text:p text:style-name="P52">Mana Cost<text:tab/><text:tab/>4</text:p>
      <text:p text:style-name="P52">Power Words<text:tab/><text:tab/>Rel Bet Wis</text:p>
      <text:p text:style-name="P52">Circle<text:tab/><text:tab/><text:tab/>1</text:p>
      <text:p text:style-name="P52"/>
      <text:p text:style-name="P52"/>
      <text:p text:style-name="P27">Incantations</text:p>
      <text:p text:style-name="P52"/>
      <text:p text:style-name="P52">Name<text:tab/><text:tab/><text:tab/>Blink</text:p>
      <text:p text:style-name="P52">Mana Cost<text:tab/><text:tab/>14</text:p>
      <text:p text:style-name="P52">Power Words<text:tab/><text:tab/>Quas Por Grav</text:p>
      <text:p text:style-name="P52">Circle<text:tab/><text:tab/><text:tab/>5</text:p>
      <text:p text:style-name="P94"><text:span text:style-name="T12">Reagents</text:span><text:tab/><text:tab/><text:span text:style-name="T12">Amount</text:span></text:p>
      <text:p text:style-name="P52">BlackPearl<text:tab/><text:tab/>5</text:p>
      <text:p text:style-name="P52">MandrakeRoot<text:tab/>1</text:p>
      <text:p text:style-name="P52"/>
      <text:p text:style-name="P52">Name<text:tab/><text:tab/><text:tab/>Chaos</text:p>
      <text:p text:style-name="P52">Mana Cost<text:tab/><text:tab/>14</text:p>
      <text:p text:style-name="P52">Power Words<text:tab/><text:tab/>Kal Vas Jux Wis</text:p>
      <text:p text:style-name="P52">Circle<text:tab/><text:tab/><text:tab/>5</text:p>
      <text:p text:style-name="P94"><text:span text:style-name="T12">Reagents</text:span><text:tab/><text:tab/><text:span text:style-name="T12">Amount</text:span></text:p>
      <text:p text:style-name="P81">MandrakeRoot<text:tab/>5</text:p>
      <text:p text:style-name="P52">Bloodmoss<text:tab/><text:tab/>5</text:p>
      <text:p text:style-name="P52">SpiderSilk<text:tab/><text:tab/>5</text:p>
      <text:p text:style-name="P52">Nightshade<text:tab/><text:tab/>5</text:p>
      <text:p text:style-name="P52"/>
      <text:p text:style-name="P52">Name<text:tab/><text:tab/><text:tab/>Domination</text:p>
      <text:p text:style-name="P52">Mana Cost<text:tab/><text:tab/>14</text:p>
      <text:p text:style-name="P52">Power Words<text:tab/><text:tab/>In Corp Xen Wis</text:p>
      <text:p text:style-name="P52">Circle<text:tab/><text:tab/><text:tab/>5</text:p>
      <text:p text:style-name="P94"><text:span text:style-name="T12">Reagents</text:span><text:tab/><text:tab/><text:span text:style-name="T12">Amount</text:span></text:p>
      <text:p text:style-name="P81">MandrakeRoot<text:tab/>1</text:p>
      <text:p text:style-name="P52">Bloodmoss<text:tab/><text:tab/>5</text:p>
      <text:p text:style-name="P52">SpiderSilk<text:tab/><text:tab/>4</text:p>
      <text:p text:style-name="P52">Nightshade<text:tab/><text:tab/>4</text:p>
      <text:p text:style-name="P52"/>
      <text:p text:style-name="P52"/>
      <text:p text:style-name="P52"/>
      <text:p text:style-name="P52"><text:soft-page-break/></text:p>
      <text:p text:style-name="P52">Name<text:tab/><text:tab/><text:tab/>Fear</text:p>
      <text:p text:style-name="P52">Mana Cost<text:tab/><text:tab/>14</text:p>
      <text:p text:style-name="P52">Power Words<text:tab/><text:tab/>An Wis Mani</text:p>
      <text:p text:style-name="P52">Circle<text:tab/><text:tab/><text:tab/>5</text:p>
      <text:p text:style-name="P94"><text:span text:style-name="T12">Reagents</text:span><text:tab/><text:tab/><text:span text:style-name="T12">Amount</text:span></text:p>
      <text:p text:style-name="P81">MandrakeRoot<text:tab/>1</text:p>
      <text:p text:style-name="P52">SpiderSilk<text:tab/><text:tab/>3</text:p>
      <text:p text:style-name="P52">Nightshade<text:tab/><text:tab/>3</text:p>
      <text:p text:style-name="P52"/>
      <text:p text:style-name="P52">Name<text:tab/><text:tab/><text:tab/>Fumble</text:p>
      <text:p text:style-name="P52">Mana Cost<text:tab/><text:tab/>14</text:p>
      <text:p text:style-name="P52">Power Words<text:tab/><text:tab/>Des Ex Ylem</text:p>
      <text:p text:style-name="P52">Circle<text:tab/><text:tab/><text:tab/>5</text:p>
      <text:p text:style-name="P52">DamageType<text:tab/><text:tab/>Cold</text:p>
      <text:p text:style-name="P94"><text:span text:style-name="T12">Reagents</text:span><text:tab/><text:tab/><text:span text:style-name="T12">Amount</text:span></text:p>
      <text:p text:style-name="P81">BlackPearl<text:tab/><text:tab/>2</text:p>
      <text:p text:style-name="P52">SpiderSilk<text:tab/><text:tab/>2</text:p>
      <text:p text:style-name="P52">NightShade<text:tab/><text:tab/>2</text:p>
      <text:p text:style-name="P52">SulphurousAsh<text:tab/>2</text:p>
      <text:p text:style-name="P52"/>
      <text:p text:style-name="P52">Name<text:tab/><text:tab/><text:tab/>Mind Shield</text:p>
      <text:p text:style-name="P52">Mana Cost<text:tab/><text:tab/>11</text:p>
      <text:p text:style-name="P52">Power Words<text:tab/><text:tab/>Vas Wis Sanct</text:p>
      <text:p text:style-name="P52">Circle<text:tab/><text:tab/><text:tab/>4</text:p>
      <text:p text:style-name="P94"><text:span text:style-name="T12">Reagents</text:span><text:tab/><text:tab/><text:span text:style-name="T12">Amount</text:span></text:p>
      <text:p text:style-name="P81">EyeOfNewt</text:p>
      <text:p text:style-name="P52">BatWing<text:tab/><text:tab/>5</text:p>
      <text:p text:style-name="P52"/>
      <text:p text:style-name="P52">Name<text:tab/><text:tab/><text:tab/>Telepathy</text:p>
      <text:p text:style-name="P52">Mana Cost<text:tab/><text:tab/>14</text:p>
      <text:p text:style-name="P52">Power Words<text:tab/><text:tab/>Wis Por Hur</text:p>
      <text:p text:style-name="P52">Circle<text:tab/><text:tab/><text:tab/>5</text:p>
      <text:p text:style-name="P94"><text:span text:style-name="T12">Reagents</text:span><text:tab/><text:tab/><text:span text:style-name="T12">Amount</text:span></text:p>
      <text:p text:style-name="P81">MandrakeRoot<text:tab/>1</text:p>
      <text:p text:style-name="P52">NightShade<text:tab/><text:tab/>2</text:p>
      <text:p text:style-name="P52"/>
      <text:p text:style-name="P52">Name<text:tab/><text:tab/><text:tab/>Transfix</text:p>
      <text:p text:style-name="P52">Mana Cost<text:tab/><text:tab/>20</text:p>
      <text:p text:style-name="P52">Power Words<text:tab/><text:tab/>In Vas Zu Wis</text:p>
      <text:p text:style-name="P52">Circle<text:tab/><text:tab/><text:tab/>6</text:p>
      <text:p text:style-name="P94"><text:span text:style-name="T12">Reagents</text:span><text:tab/><text:tab/><text:span text:style-name="T12">Amount</text:span></text:p>
      <text:p text:style-name="P81">BlackPearl<text:tab/><text:tab/>1</text:p>
      <text:p text:style-name="P52">MandrakeRoot<text:tab/>3</text:p>
      <text:p text:style-name="P52">NightShade<text:tab/><text:tab/>1</text:p>
      <text:p text:style-name="P52"/>
      <text:p text:style-name="P52"/>
      <text:p text:style-name="P52"/>
      <text:p text:style-name="P52"/>
      <text:p text:style-name="P26"><text:soft-page-break/>Evocations</text:p>
      <text:p text:style-name="P52"/>
      <text:p text:style-name="P52">Name<text:tab/><text:tab/><text:tab/>Barrage</text:p>
      <text:p text:style-name="P52">Mana Cost<text:tab/><text:tab/>20</text:p>
      <text:p text:style-name="P52">Power Words<text:tab/><text:tab/>Kal Vas Hur Corp Ylem</text:p>
      <text:p text:style-name="P52">Circle<text:tab/><text:tab/><text:tab/>6</text:p>
      <text:p text:style-name="P94"><text:span text:style-name="T12">Reagents</text:span><text:tab/><text:tab/><text:span text:style-name="T12">Amount</text:span></text:p>
      <text:p text:style-name="P81">BlackPearl<text:tab/><text:tab/>2</text:p>
      <text:p text:style-name="P52">MandrakeRoot<text:tab/>2</text:p>
      <text:p text:style-name="P52">NightShade<text:tab/><text:tab/>2</text:p>
      <text:p text:style-name="P52">Bone<text:tab/><text:tab/><text:tab/>5</text:p>
      <text:p text:style-name="P52"/>
      <text:p text:style-name="P52">Name<text:tab/><text:tab/><text:tab/>Blade Barrier</text:p>
      <text:p text:style-name="P52">Mana Cost<text:tab/><text:tab/>20</text:p>
      <text:p text:style-name="P52">Power Words<text:tab/><text:tab/>In Grav Jux Por</text:p>
      <text:p text:style-name="P52">Circle<text:tab/><text:tab/><text:tab/>6</text:p>
      <text:p text:style-name="P52">DamageType<text:tab/><text:tab/>Physical</text:p>
      <text:p text:style-name="P94"><text:span text:style-name="T12">Reagents</text:span><text:tab/><text:tab/><text:span text:style-name="T12">Amount</text:span></text:p>
      <text:p text:style-name="P81">BlackPearl<text:tab/><text:tab/>3</text:p>
      <text:p text:style-name="P52">PigIron<text:tab/><text:tab/>3</text:p>
      <text:p text:style-name="P52"/>
      <text:p text:style-name="P52">Name<text:tab/><text:tab/><text:tab/>Chain Bolt</text:p>
      <text:p text:style-name="P52">Mana Cost<text:tab/><text:tab/>20</text:p>
      <text:p text:style-name="P52">Power Words<text:tab/><text:tab/>Corp <text:span text:style-name="T108">Grav</text:span> Por</text:p>
      <text:p text:style-name="P52">Circle<text:tab/><text:tab/><text:tab/>6</text:p>
      <text:p text:style-name="P94"><text:span text:style-name="T12">Reagents</text:span><text:tab/><text:tab/><text:span text:style-name="T12">Amount</text:span></text:p>
      <text:p text:style-name="P81">BlackPearl<text:tab/><text:tab/>2</text:p>
      <text:p text:style-name="P52">Nightshade<text:tab/><text:tab/>2</text:p>
      <text:p text:style-name="P52">ExecutionersCap<text:tab/>1</text:p>
      <text:p text:style-name="P52"/>
      <text:p text:style-name="P52">Name<text:tab/><text:tab/><text:tab/>Chaos Maelstrom</text:p>
      <text:p text:style-name="P52">Mana Cost<text:tab/><text:tab/>20</text:p>
      <text:p text:style-name="P52">Power Words<text:tab/><text:tab/>Kal Vas Corp Hur</text:p>
      <text:p text:style-name="P52">Circle<text:tab/><text:tab/><text:tab/>6</text:p>
      <text:p text:style-name="P52">DamageType<text:tab/><text:tab/>Energy</text:p>
      <text:p text:style-name="P95"><text:span text:style-name="T12">Reagents</text:span><text:tab/><text:tab/><text:span text:style-name="T12">Amount</text:span></text:p>
      <text:p text:style-name="P82">DragonBlood<text:tab/><text:tab/>9</text:p>
      <text:p text:style-name="P52">ExecutionersCap<text:tab/>2</text:p>
      <text:p text:style-name="P52">MandrakeRoot<text:tab/>2</text:p>
      <text:p text:style-name="P52">BlackPearl<text:tab/><text:tab/>2</text:p>
      <text:p text:style-name="P52"/>
      <text:p text:style-name="P52"/>
      <text:p text:style-name="P52"/>
      <text:p text:style-name="P52"/>
      <text:p text:style-name="P52"/>
      <text:p text:style-name="P52"/>
      <text:p text:style-name="P52"/>
      <text:p text:style-name="P52"/>
      <text:p text:style-name="P52"/>
      <text:p text:style-name="P52"><text:soft-page-break/>Name<text:tab/><text:tab/><text:tab/>Cone of Cold</text:p>
      <text:p text:style-name="P52">Mana Cost<text:tab/><text:tab/>20</text:p>
      <text:p text:style-name="P52">Power Words<text:tab/><text:tab/>Kal Hur An Flam</text:p>
      <text:p text:style-name="P52">Circle<text:tab/><text:tab/><text:tab/>6</text:p>
      <text:p text:style-name="P52">DamageType<text:tab/><text:tab/>Cold</text:p>
      <text:p text:style-name="P95"><text:span text:style-name="T12">Reagents</text:span><text:tab/><text:tab/><text:span text:style-name="T12">Amount</text:span></text:p>
      <text:p text:style-name="P82">Obsidian<text:tab/><text:tab/>2</text:p>
      <text:p text:style-name="P52">ExecutionersCap<text:tab/>1</text:p>
      <text:p text:style-name="P52">MandrakeRoot<text:tab/>1</text:p>
      <text:p text:style-name="P52">BlackPearl<text:tab/><text:tab/>2</text:p>
      <text:p text:style-name="P52"/>
      <text:p text:style-name="P52">Name<text:tab/><text:tab/><text:tab/>Fire Storm</text:p>
      <text:p text:style-name="P52">Mana Cost<text:tab/><text:tab/>20</text:p>
      <text:p text:style-name="P52">Power Words<text:tab/><text:tab/>Kal Vas Flam Jux</text:p>
      <text:p text:style-name="P52">Circle<text:tab/><text:tab/><text:tab/>6</text:p>
      <text:p text:style-name="P52">DamageType<text:tab/><text:tab/>Fire</text:p>
      <text:p text:style-name="P95"><text:span text:style-name="T12">Reagents</text:span><text:tab/><text:tab/><text:span text:style-name="T12">Amount</text:span></text:p>
      <text:p text:style-name="P82">Brimstone<text:tab/><text:tab/>2</text:p>
      <text:p text:style-name="P52">VolcanicAsh<text:tab/><text:tab/>2</text:p>
      <text:p text:style-name="P52">BlackPearl<text:tab/><text:tab/>2</text:p>
      <text:p text:style-name="P52">SulphurousAsh<text:tab/>2</text:p>
      <text:p text:style-name="P52"/>
      <text:p text:style-name="P52">Name<text:tab/><text:tab/><text:tab/>Flame Wind</text:p>
      <text:p text:style-name="P52">Mana Cost<text:tab/><text:tab/>20</text:p>
      <text:p text:style-name="P52">Power Words<text:tab/><text:tab/>In Flam Hur</text:p>
      <text:p text:style-name="P52">Circle<text:tab/><text:tab/><text:tab/>6</text:p>
      <text:p text:style-name="P52">DamageType<text:tab/><text:tab/>Fire</text:p>
      <text:p text:style-name="P95"><text:span text:style-name="T12">Reagents</text:span><text:tab/><text:tab/><text:span text:style-name="T12">Amount</text:span></text:p>
      <text:p text:style-name="P82">MandrakeRoot<text:tab/>1</text:p>
      <text:p text:style-name="P52">VolcanicAsh<text:tab/><text:tab/>3</text:p>
      <text:p text:style-name="P52">BlackPearl<text:tab/><text:tab/>1</text:p>
      <text:p text:style-name="P52">SulphurousAsh<text:tab/>3</text:p>
      <text:p text:style-name="P52"/>
      <text:p text:style-name="P52">Name<text:tab/><text:tab/><text:tab/>Fortress</text:p>
      <text:p text:style-name="P52">Mana Cost<text:tab/><text:tab/>20</text:p>
      <text:p text:style-name="P52">Power Words<text:tab/><text:tab/>Kal Vas Ylem Sanct</text:p>
      <text:p text:style-name="P52">Circle<text:tab/><text:tab/><text:tab/>6</text:p>
      <text:p text:style-name="P95"><text:span text:style-name="T12">Reagents</text:span><text:tab/><text:tab/><text:span text:style-name="T12">Amount</text:span></text:p>
      <text:p text:style-name="P82">BlackPearl<text:tab/><text:tab/>1</text:p>
      <text:p text:style-name="P52">PigIron<text:tab/><text:tab/>1</text:p>
      <text:p text:style-name="P52">FertileDirt<text:tab/><text:tab/>1</text:p>
      <text:p text:style-name="P52"/>
      <text:p text:style-name="P52"/>
      <text:p text:style-name="P52"/>
      <text:p text:style-name="P52"/>
      <text:p text:style-name="P52"/>
      <text:p text:style-name="P52"/>
      <text:p text:style-name="P52"/>
      <text:p text:style-name="P52"/>
      <text:p text:style-name="P52"><text:soft-page-break/>Name<text:tab/><text:tab/><text:tab/>Gust of Wind</text:p>
      <text:p text:style-name="P52">Mana Cost<text:tab/><text:tab/>20</text:p>
      <text:p text:style-name="P52">Power Words<text:tab/><text:tab/>In Vas Por Hur</text:p>
      <text:p text:style-name="P52">Circle<text:tab/><text:tab/><text:tab/>6</text:p>
      <text:p text:style-name="P52">DamageType<text:tab/><text:tab/>Physical</text:p>
      <text:p text:style-name="P95"><text:span text:style-name="T12">Reagents</text:span><text:tab/><text:tab/><text:span text:style-name="T12">Amount</text:span></text:p>
      <text:p text:style-name="P82">Nightshade<text:tab/><text:tab/>1</text:p>
      <text:p text:style-name="P52">SpiderSilk<text:tab/><text:tab/>1</text:p>
      <text:p text:style-name="P52">BlackPearl<text:tab/><text:tab/>4</text:p>
      <text:p text:style-name="P52">SulphurousAsh<text:tab/>1</text:p>
      <text:p text:style-name="P52"/>
      <text:p text:style-name="P52">Name<text:tab/><text:tab/><text:tab/>Hurricane</text:p>
      <text:p text:style-name="P52">Mana Cost<text:tab/><text:tab/>40</text:p>
      <text:p text:style-name="P52">Power Words<text:tab/><text:tab/>Kal Vas Uus Hur</text:p>
      <text:p text:style-name="P52">Circle<text:tab/><text:tab/><text:tab/>7</text:p>
      <text:p text:style-name="P95"><text:span text:style-name="T12">Reagents</text:span><text:tab/><text:tab/><text:span text:style-name="T12">Amount</text:span></text:p>
      <text:p text:style-name="P82">BlackPearl<text:tab/><text:tab/>3</text:p>
      <text:p text:style-name="P52">BatWing<text:tab/><text:tab/>5</text:p>
      <text:p text:style-name="P52">DeadWood<text:tab/><text:tab/>3</text:p>
      <text:p text:style-name="P52"/>
      <text:p text:style-name="P52">Name<text:tab/><text:tab/><text:tab/>Ice Storm</text:p>
      <text:p text:style-name="P52">Mana Cost<text:tab/><text:tab/>40</text:p>
      <text:p text:style-name="P52">Power Words<text:tab/><text:tab/>Kal Vas Jux An Flam</text:p>
      <text:p text:style-name="P52">Circle<text:tab/><text:tab/><text:tab/>7</text:p>
      <text:p text:style-name="P52">DamageType<text:tab/><text:tab/>Cold</text:p>
      <text:p text:style-name="P95"><text:span text:style-name="T12">Reagents</text:span><text:tab/><text:tab/><text:span text:style-name="T12">Amount</text:span></text:p>
      <text:p text:style-name="P82">BlackPearl<text:tab/><text:tab/>4</text:p>
      <text:p text:style-name="P52">Obsidian<text:tab/><text:tab/>2</text:p>
      <text:p text:style-name="P52">WyrmHeart<text:tab/><text:tab/>2</text:p>
      <text:p text:style-name="P52"/>
      <text:p text:style-name="P52">Name<text:tab/><text:tab/><text:tab/>Incinerate</text:p>
      <text:p text:style-name="P52">Mana Cost<text:tab/><text:tab/>50</text:p>
      <text:p text:style-name="P52">Power Words<text:tab/><text:tab/>In Por Vas Flam</text:p>
      <text:p text:style-name="P52">Circle<text:tab/><text:tab/><text:tab/>8</text:p>
      <text:p text:style-name="P79">DamageType<text:tab/><text:tab/>Cold</text:p>
      <text:p text:style-name="P95"><text:span text:style-name="T12">Reagents</text:span><text:tab/><text:tab/><text:span text:style-name="T12">Amount</text:span></text:p>
      <text:p text:style-name="P82">BlackPearl<text:tab/><text:tab/>3</text:p>
      <text:p text:style-name="P52">VolcanicAsh<text:tab/><text:tab/>3</text:p>
      <text:p text:style-name="P52"/>
      <text:p text:style-name="P52">Name<text:tab/><text:tab/><text:tab/>Magic Mouth</text:p>
      <text:p text:style-name="P52">Mana Cost<text:tab/><text:tab/>11</text:p>
      <text:p text:style-name="P52">Power Words<text:tab/><text:tab/>Ort In Wis</text:p>
      <text:p text:style-name="P52">Circle<text:tab/><text:tab/><text:tab/>4</text:p>
      <text:p text:style-name="P95"><text:span text:style-name="T12">Reagents</text:span><text:tab/><text:tab/><text:span text:style-name="T12">Amount</text:span></text:p>
      <text:p text:style-name="P82">BlackPearl<text:tab/><text:tab/>1</text:p>
      <text:p text:style-name="P52">BloodMoss<text:tab/><text:tab/>1</text:p>
      <text:p text:style-name="P52">MandrakeRoot<text:tab/>1</text:p>
      <text:p text:style-name="P52">SpiderSilk<text:tab/><text:tab/>1</text:p>
      <text:p text:style-name="P52"/>
      <text:p text:style-name="P52"><text:soft-page-break/>Name<text:tab/><text:tab/><text:tab/>Toxic Storm</text:p>
      <text:p text:style-name="P52">Mana Cost<text:tab/><text:tab/>40</text:p>
      <text:p text:style-name="P52">Power Words<text:tab/><text:tab/>In Vas Nox Hur</text:p>
      <text:p text:style-name="P52">Circle<text:tab/><text:tab/><text:tab/>7</text:p>
      <text:p text:style-name="P52">DamageType<text:tab/><text:tab/>Poison</text:p>
      <text:p text:style-name="P95"><text:span text:style-name="T12">Reagents</text:span><text:tab/><text:tab/><text:span text:style-name="T12">Amount</text:span></text:p>
      <text:p text:style-name="P82">DragonBlood<text:tab/><text:tab/>2</text:p>
      <text:p text:style-name="P52">EyeofNewt<text:tab/><text:tab/>2</text:p>
      <text:p text:style-name="P52">MandrakeRoot<text:tab/>2</text:p>
      <text:p text:style-name="P52">Nightshade<text:tab/><text:tab/>5</text:p>
      <text:p text:style-name="P52"/>
      <text:p text:style-name="P52">Name<text:tab/><text:tab/><text:tab/>Vortex</text:p>
      <text:p text:style-name="P52">Mana Cost<text:tab/><text:tab/>14</text:p>
      <text:p text:style-name="P52">Power Words<text:tab/><text:tab/>Corp Hur</text:p>
      <text:p text:style-name="P52">Circle<text:tab/><text:tab/><text:tab/>5</text:p>
      <text:p text:style-name="P52">DamageType<text:tab/><text:tab/>Physical</text:p>
      <text:p text:style-name="P95"><text:span text:style-name="T12">Reagents</text:span><text:tab/><text:tab/><text:span text:style-name="T12">Amount</text:span></text:p>
      <text:p text:style-name="P82">DragonBlood<text:tab/><text:tab/>5</text:p>
      <text:p text:style-name="P52">MandrakeRoot<text:tab/>5</text:p>
      <text:p text:style-name="P52">BlackPearl<text:tab/><text:tab/>5</text:p>
      <text:p text:style-name="P52"/>
      <text:p text:style-name="P52">Name<text:tab/><text:tab/><text:tab/>Cocoon</text:p>
      <text:p text:style-name="P52">Mana Cost<text:tab/><text:tab/>14</text:p>
      <text:p text:style-name="P52">Power Words<text:tab/><text:tab/>An Por Ylem</text:p>
      <text:p text:style-name="P52">Circle<text:tab/><text:tab/><text:tab/>5</text:p>
      <text:p text:style-name="P95"><text:span text:style-name="T12">Reagents</text:span><text:tab/><text:tab/><text:span text:style-name="T12">Amount</text:span></text:p>
      <text:p text:style-name="P82">BloodMoss<text:tab/><text:tab/>1</text:p>
      <text:p text:style-name="P52">MandrakeRoot<text:tab/>1</text:p>
      <text:p text:style-name="P52">SpiderSilk<text:tab/><text:tab/>1</text:p>
      <text:p text:style-name="P52"/>
      <text:p text:style-name="P52"/>
      <text:p text:style-name="P29">Conjurations</text:p>
      <text:p text:style-name="P52"/>
      <text:p text:style-name="P52">Name<text:tab/><text:tab/><text:tab/>Aerial Servant</text:p>
      <text:p text:style-name="P52">Mana Cost<text:tab/><text:tab/>20</text:p>
      <text:p text:style-name="P52">Power Words<text:tab/><text:tab/>Kal Xen Uus Hur</text:p>
      <text:p text:style-name="P52">Circle<text:tab/><text:tab/><text:tab/>6</text:p>
      <text:p text:style-name="P95"><text:span text:style-name="T12">Reagents</text:span><text:tab/><text:tab/><text:span text:style-name="T12">Amount</text:span></text:p>
      <text:p text:style-name="P82">DragonBlood<text:tab/><text:tab/>3</text:p>
      <text:p text:style-name="P52">MandrakeRoot<text:tab/>3</text:p>
      <text:p text:style-name="P52">Sapphire<text:tab/><text:tab/>3</text:p>
      <text:p text:style-name="P52"/>
      <text:p text:style-name="P52"/>
      <text:p text:style-name="P52"/>
      <text:p text:style-name="P52"/>
      <text:p text:style-name="P52"/>
      <text:p text:style-name="P52"/>
      <text:p text:style-name="P52"/>
      <text:p text:style-name="P52"/>
      <text:p text:style-name="P52"><text:soft-page-break/>Name<text:tab/><text:tab/><text:tab/>Banish</text:p>
      <text:p text:style-name="P52">Mana Cost<text:tab/><text:tab/>50</text:p>
      <text:p text:style-name="P52">Power Words<text:tab/><text:tab/>In Vas Por</text:p>
      <text:p text:style-name="P52">Circle<text:tab/><text:tab/><text:tab/>8</text:p>
      <text:p text:style-name="P95"><text:span text:style-name="T12">Reagents</text:span><text:tab/><text:tab/><text:span text:style-name="T12">Amount</text:span></text:p>
      <text:p text:style-name="P82">BloodMoss<text:tab/><text:tab/>1</text:p>
      <text:p text:style-name="P52">Ginseng<text:tab/><text:tab/>1</text:p>
      <text:p text:style-name="P52">MandrakeRoot<text:tab/>1</text:p>
      <text:p text:style-name="P52">SulphurousAsh<text:tab/>1</text:p>
      <text:p text:style-name="P52"/>
      <text:p text:style-name="P52">Name<text:tab/><text:tab/><text:tab/>Bind daemon</text:p>
      <text:p text:style-name="P52">Mana Cost<text:tab/><text:tab/>50</text:p>
      <text:p text:style-name="P52">Power Words<text:tab/><text:tab/>Kal Bal Xen An Rel Ylem</text:p>
      <text:p text:style-name="P52">Circle<text:tab/><text:tab/><text:tab/>8</text:p>
      <text:p text:style-name="P95"><text:span text:style-name="T12">Reagents</text:span><text:tab/><text:tab/><text:span text:style-name="T12">Amount</text:span></text:p>
      <text:p text:style-name="P82">MandrakeRoot<text:tab/>5</text:p>
      <text:p text:style-name="P52">daemonBone<text:tab/><text:tab/>5</text:p>
      <text:p text:style-name="P52"/>
      <text:p text:style-name="P52">Name<text:tab/><text:tab/><text:tab/>Call Fiends</text:p>
      <text:p text:style-name="P52">Mana Cost<text:tab/><text:tab/>50</text:p>
      <text:p text:style-name="P52">Power Words<text:tab/><text:tab/>Kal Vas Bal Xen</text:p>
      <text:p text:style-name="P52">Circle<text:tab/><text:tab/><text:tab/>8</text:p>
      <text:p text:style-name="P95"><text:span text:style-name="T12">Reagents</text:span><text:tab/><text:tab/><text:span text:style-name="T12">Amount</text:span></text:p>
      <text:p text:style-name="P82">MandrakeRoot<text:tab/>6</text:p>
      <text:p text:style-name="P52">DragonBlood<text:tab/><text:tab/>3</text:p>
      <text:p text:style-name="P52">Diamond <text:tab/><text:tab/>3</text:p>
      <text:p text:style-name="P52">WyrmHeart<text:tab/><text:tab/>1</text:p>
      <text:p text:style-name="P52"/>
      <text:p text:style-name="P52">Name<text:tab/><text:tab/><text:tab/>Call Gargoyles</text:p>
      <text:p text:style-name="P52">Mana Cost<text:tab/><text:tab/>50</text:p>
      <text:p text:style-name="P52">Power Words<text:tab/><text:tab/>Kal Ort Xen Des</text:p>
      <text:p text:style-name="P52">Circle<text:tab/><text:tab/><text:tab/>8</text:p>
      <text:p text:style-name="P95"><text:span text:style-name="T12">Reagents</text:span><text:tab/><text:tab/><text:span text:style-name="T12">Amount</text:span></text:p>
      <text:p text:style-name="P82">MandrakeRoot<text:tab/>3</text:p>
      <text:p text:style-name="P52">DragonBlood<text:tab/><text:tab/>3</text:p>
      <text:p text:style-name="P52">Amethyst<text:tab/><text:tab/>3</text:p>
      <text:p text:style-name="P52"/>
      <text:p text:style-name="P52">Name<text:tab/><text:tab/><text:tab/>Call Minataurs</text:p>
      <text:p text:style-name="P52">Mana Cost<text:tab/><text:tab/>50</text:p>
      <text:p text:style-name="P52">Power Words<text:tab/><text:tab/>Kal Vas Xen</text:p>
      <text:p text:style-name="P52">Circle<text:tab/><text:tab/><text:tab/>8</text:p>
      <text:p text:style-name="P95"><text:span text:style-name="T12">Reagents</text:span><text:tab/><text:tab/><text:span text:style-name="T12">Amount</text:span></text:p>
      <text:p text:style-name="P82">MandrakeRoot<text:tab/>6</text:p>
      <text:p text:style-name="P52">Blackmoor<text:tab/><text:tab/>3</text:p>
      <text:p text:style-name="P52">Diamond<text:tab/><text:tab/>3</text:p>
      <text:p text:style-name="P52"/>
      <text:p text:style-name="P52"/>
      <text:p text:style-name="P52"/>
      <text:p text:style-name="P52"/>
      <text:p text:style-name="P52"><text:soft-page-break/>Name<text:tab/><text:tab/><text:tab/>Call Blood Elementals</text:p>
      <text:p text:style-name="P52">Mana Cost<text:tab/><text:tab/>50</text:p>
      <text:p text:style-name="P52">Power Words<text:tab/><text:tab/>Kal Ort Xen</text:p>
      <text:p text:style-name="P52">Circle<text:tab/><text:tab/><text:tab/>8</text:p>
      <text:p text:style-name="P95"><text:span text:style-name="T12">Reagents</text:span><text:tab/><text:tab/><text:span text:style-name="T12">Amount</text:span></text:p>
      <text:p text:style-name="P82">BloodMoss<text:tab/><text:tab/>1</text:p>
      <text:p text:style-name="P52">MandrakeRoot<text:tab/>1</text:p>
      <text:p text:style-name="P52">SpiderSilk<text:tab/><text:tab/>1</text:p>
      <text:p text:style-name="P52"/>
      <text:p text:style-name="P52">Name<text:tab/><text:tab/><text:tab/>Elemental Swarm</text:p>
      <text:p text:style-name="P52">Mana Cost<text:tab/><text:tab/>50</text:p>
      <text:p text:style-name="P52">Power Words<text:tab/><text:tab/>In Vas Ylem Des Ort</text:p>
      <text:p text:style-name="P52">Circle<text:tab/><text:tab/><text:tab/>8</text:p>
      <text:p text:style-name="P95"><text:span text:style-name="T12">Reagents</text:span><text:tab/><text:tab/><text:span text:style-name="T12">Amount</text:span></text:p>
      <text:p text:style-name="P82">BloodMoss<text:tab/><text:tab/>5</text:p>
      <text:p text:style-name="P52">MandrakeRoot<text:tab/>5</text:p>
      <text:p text:style-name="P52">SpiderSilk<text:tab/><text:tab/>5</text:p>
      <text:p text:style-name="P52">MoonStone<text:tab/><text:tab/>5</text:p>
      <text:p text:style-name="P52"/>
      <text:p text:style-name="P52">Name<text:tab/><text:tab/><text:tab/>Iron Maiden</text:p>
      <text:p text:style-name="P52">Mana Cost<text:tab/><text:tab/>14</text:p>
      <text:p text:style-name="P52">Power Words<text:tab/><text:tab/>Kal Bet Corp</text:p>
      <text:p text:style-name="P52">Circle<text:tab/><text:tab/><text:tab/>5</text:p>
      <text:p text:style-name="P80">DamageType<text:tab/><text:tab/>Physical</text:p>
      <text:p text:style-name="P95"><text:span text:style-name="T12">Reagents</text:span><text:tab/><text:tab/><text:span text:style-name="T12">Amount</text:span></text:p>
      <text:p text:style-name="P82">BloodMoss<text:tab/><text:tab/>1</text:p>
      <text:p text:style-name="P52">MandrakeRoot<text:tab/>1</text:p>
      <text:p text:style-name="P52">SpiderSilk<text:tab/><text:tab/>1</text:p>
      <text:p text:style-name="P52">SulphurousAsh<text:tab/>1</text:p>
      <text:p text:style-name="P52"/>
      <text:p text:style-name="P52">Name<text:tab/><text:tab/><text:tab/>Familiar</text:p>
      <text:p text:style-name="P52">Mana Cost<text:tab/><text:tab/>20</text:p>
      <text:p text:style-name="P52">Power Words<text:tab/><text:tab/>Kal Xen Sanct</text:p>
      <text:p text:style-name="P52">Circle<text:tab/><text:tab/><text:tab/>6</text:p>
      <text:p text:style-name="P95"><text:span text:style-name="T12">Reagents</text:span><text:tab/><text:tab/><text:span text:style-name="T12">Amount</text:span></text:p>
      <text:p text:style-name="P82">BloodMoss<text:tab/><text:tab/>1</text:p>
      <text:p text:style-name="P52">MandrakeRoot<text:tab/>1</text:p>
      <text:p text:style-name="P52">SpiderSilk<text:tab/><text:tab/>1</text:p>
      <text:p text:style-name="P52">Ruby<text:tab/><text:tab/><text:tab/>1</text:p>
      <text:p text:style-name="P52"/>
      <text:p text:style-name="P52">Name<text:tab/><text:tab/><text:tab/>Call Poison Elementals</text:p>
      <text:p text:style-name="P52">Mana Cost<text:tab/><text:tab/>50</text:p>
      <text:p text:style-name="P52">Power Words<text:tab/><text:tab/>Kal Vas Nox Xen</text:p>
      <text:p text:style-name="P52">Circle<text:tab/><text:tab/><text:tab/>8</text:p>
      <text:p text:style-name="P95"><text:span text:style-name="T12">Reagents</text:span><text:tab/><text:tab/><text:span text:style-name="T12">Amount</text:span></text:p>
      <text:p text:style-name="P82">BloodMoss<text:tab/><text:tab/>1</text:p>
      <text:p text:style-name="P52">MandrakeRoot<text:tab/>1</text:p>
      <text:p text:style-name="P52">SpiderSilk<text:tab/><text:tab/>1</text:p>
      <text:p text:style-name="P52"/>
      <text:p text:style-name="P52"><text:soft-page-break/>Name<text:tab/><text:tab/><text:tab/>Invisible Stalker</text:p>
      <text:p text:style-name="P52">Mana Cost<text:tab/><text:tab/>40</text:p>
      <text:p text:style-name="P52">Power Words<text:tab/><text:tab/>Kal Quas Xen Jux</text:p>
      <text:p text:style-name="P52">Circle<text:tab/><text:tab/><text:tab/>7</text:p>
      <text:p text:style-name="P95"><text:span text:style-name="T12">Reagents</text:span><text:tab/><text:tab/><text:span text:style-name="T12">Amount</text:span></text:p>
      <text:p text:style-name="P82">BloodMoss<text:tab/><text:tab/>1</text:p>
      <text:p text:style-name="P52">MandrakeRoot<text:tab/>1</text:p>
      <text:p text:style-name="P52">SpiderSilk<text:tab/><text:tab/>1</text:p>
      <text:p text:style-name="P52">SulphurousAsh<text:tab/>1</text:p>
      <text:p text:style-name="P52"/>
      <text:p text:style-name="P52">Name<text:tab/><text:tab/><text:tab/>FarSight</text:p>
      <text:p text:style-name="P52">Mana Cost<text:tab/><text:tab/>50</text:p>
      <text:p text:style-name="P52">Power Words<text:tab/><text:tab/>In Por Rel Wis</text:p>
      <text:p text:style-name="P52">Circle<text:tab/><text:tab/><text:tab/>8</text:p>
      <text:p text:style-name="P95"><text:span text:style-name="T12">Reagents</text:span><text:tab/><text:tab/><text:span text:style-name="T12">Amount</text:span></text:p>
      <text:p text:style-name="P82">BloodMoss<text:tab/><text:tab/>1</text:p>
      <text:p text:style-name="P52">MandrakeRoot<text:tab/>1</text:p>
      <text:p text:style-name="P52">SpiderSilk<text:tab/><text:tab/>1</text:p>
      <text:p text:style-name="P52">SulphurousAsh<text:tab/>1</text:p>
      <text:p text:style-name="P52"/>
      <text:p text:style-name="P52">Name<text:tab/><text:tab/><text:tab/>Escape</text:p>
      <text:p text:style-name="P52">Mana Cost<text:tab/><text:tab/>50</text:p>
      <text:p text:style-name="P52">Power Words<text:tab/><text:tab/>Kal Quas Sanct</text:p>
      <text:p text:style-name="P52">Circle<text:tab/><text:tab/><text:tab/>8</text:p>
      <text:p text:style-name="P95"><text:span text:style-name="T12">Reagents</text:span><text:tab/><text:tab/><text:span text:style-name="T12">Amount</text:span></text:p>
      <text:p text:style-name="P82">BloodMoss<text:tab/><text:tab/>1</text:p>
      <text:p text:style-name="P52">MandrakeRoot<text:tab/>1</text:p>
      <text:p text:style-name="P52">SpiderSilk<text:tab/><text:tab/>1</text:p>
      <text:p text:style-name="P52">SulphurousAsh<text:tab/>1</text:p>
      <text:p text:style-name="P52"/>
      <text:p text:style-name="P52">Name<text:tab/><text:tab/><text:tab/>Call Lightning Elementals</text:p>
      <text:p text:style-name="P52">Mana Cost<text:tab/><text:tab/>50</text:p>
      <text:p text:style-name="P52">Power Words<text:tab/><text:tab/>Kal <text:span text:style-name="T107">Vas </text:span>Grav Xen</text:p>
      <text:p text:style-name="P52">Circle<text:tab/><text:tab/><text:tab/>8</text:p>
      <text:p text:style-name="P95"><text:span text:style-name="T12">Reagents</text:span><text:tab/><text:tab/><text:span text:style-name="T12">Amount</text:span></text:p>
      <text:p text:style-name="P82">MandrakeRoot<text:tab/>2</text:p>
      <text:p text:style-name="P52">DragonBlood<text:tab/><text:tab/>5</text:p>
      <text:p text:style-name="P52">Amber<text:tab/><text:tab/><text:tab/>10</text:p>
      <text:p text:style-name="P52"/>
      <text:p text:style-name="P52">Name<text:tab/><text:tab/><text:tab/>Call Mount</text:p>
      <text:p text:style-name="P52">Mana Cost<text:tab/><text:tab/>20</text:p>
      <text:p text:style-name="P52">Power Words<text:tab/><text:tab/>Kal Por Xen</text:p>
      <text:p text:style-name="P52">Circle<text:tab/><text:tab/><text:tab/>6</text:p>
      <text:p text:style-name="P95"><text:span text:style-name="T12">Reagents</text:span><text:tab/><text:tab/><text:span text:style-name="T12">Amount</text:span></text:p>
      <text:p text:style-name="P82">MandrakeRoot<text:tab/>3</text:p>
      <text:p text:style-name="P52">BloodMoss<text:tab/><text:tab/>3</text:p>
      <text:p text:style-name="P52">SpiderSilk<text:tab/><text:tab/>3</text:p>
      <text:p text:style-name="P52"/>
      <text:p text:style-name="P104"/>
      <text:p text:style-name="P38"><text:soft-page-break/>Credits</text:p>
      <text:p text:style-name="P25">This package was originally written by Sigismund for the Journey’s End (JE) shard. Journey’s End went offline in 2002. I want to thank Sigismund for writing the original package. I acquired JE’s scripts in 2003, <text:span text:style-name="T122">I think,</text:span> and eventually adapted the sorcery package to the new spell casting system developed <text:span text:style-name="T109">by tekproxy for the POL 096/097 Distro. </text:span><text:span text:style-name="T122">I struggled with releasing this package to the public because Sigi never released it but the JE shard has been offline for so many years that I felt that it would be alright. <text:s/></text:span><text:span text:style-name="T109">There were some spells that Sigismund </text:span><text:span text:style-name="T110">listed</text:span><text:span text:style-name="T109"> in the Book of Sorcery </text:span><text:span text:style-name="T6">use</text:span><text:span text:style-name="T109"> script for which he never actually wrote the spell scripts or a description of what they were supposed to do. Magic Mouth is one example. I had to either come up with a new spell or try to infer from the spell name what it was intended to do. Many of the missing spells </text:span><text:span text:style-name="T110">listed have been</text:span><text:span text:style-name="T109"> replaced by new spells. ThisIsMe </text:span><text:span text:style-name="T110">greatly help</text:span><text:span text:style-name="T111">ed</text:span><text:span text:style-name="T110"> with </text:span><text:span text:style-name="T111">writing the </text:span><text:span text:style-name="T110">Cocoon and Iron Maiden spells and in debugging existing scrip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3T23:40:01.363000000</meta:creation-date>
    <dc:date>2021-06-12T04:05:00.754000000</dc:date>
    <meta:editing-duration>P4DT18H34M46S</meta:editing-duration>
    <meta:editing-cycles>88</meta:editing-cycles>
    <meta:generator>LibreOffice/7.1.2.2$Windows_X86_64 LibreOffice_project/8a45595d069ef5570103caea1b71cc9d82b2aae4</meta:generator>
    <meta:document-statistic meta:table-count="0" meta:image-count="0" meta:object-count="0" meta:page-count="16" meta:paragraph-count="567" meta:word-count="3500" meta:character-count="20651" meta:non-whitespace-character-count="16706"/>
  </office:meta>
</office:document-meta>
</file>